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fill-color="#ffd7d7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a6a6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solid" draw:fill-color="#ffa6a6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fill-color="#ff6d6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fill-color="#dee6ef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solid" draw:fill-color="#b4c7dc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solid" draw:fill-color="#729fcf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objectwithoutfill">
      <style:graphic-properties svg:stroke-width="0.035cm" svg:stroke-color="#000000" draw:marker-start="Arrow" draw:marker-start-width="0.154cm" draw:marker-end="Arrow" draw:marker-end-width="0.154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661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solid" draw:fill-color="#afd095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dbb6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0000" draw:marker-start-width="0.252cm" draw:marker-end-width="0.252cm" draw:fill="solid" draw:fill-color="#ffdbb6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b66c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000000" draw:marker-start-width="0.252cm" draw:marker-end-width="0.252cm" draw:fill="solid" draw:fill-color="#ffb66c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000000" draw:marker-start-width="0.252cm" draw:marker-end-width="0.252cm" draw:fill="solid" draw:fill-color="#ff972f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000000" draw:marker-start-width="0.252cm" draw:marker-end-width="0.252cm" draw:fill="solid" draw:fill-color="#ff860d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fo:min-height="0.394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2.002cm" fo:min-width="15.341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000000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000000" draw:marker-start-width="0.252cm" draw:marker-end-width="0.252cm" draw:fill="solid" draw:fill-color="#dddddd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000000" draw:marker-start-width="0.252cm" draw:marker-end-width="0.252cm" draw:fill="solid" draw:fill-color="#cccccc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fo:min-height="0.993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000000" draw:marker-start-width="0.252cm" draw:marker-end-width="0.252cm" draw:fill="solid" draw:fill-color="#b2b2b2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svg:stroke-color="#000000" draw:marker-start-width="0.252cm" draw:marker-end-width="0.252cm" draw:fill="solid" draw:fill-color="#999999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106cm" svg:stroke-color="#000000" draw:marker-start="" draw:marker-start-width="0.26cm" draw:marker-end="Arrow" draw:marker-end-width="0.26cm" draw:fill="solid" draw:textarea-vertical-align="middle" fo:padding-top="0.177cm" fo:padding-bottom="0.177cm" fo:padding-left="0.302cm" fo:padding-right="0.302cm"/>
    </style:style>
    <style:style style:name="gr40" style:family="graphic" style:parent-style-name="objectwithoutfill">
      <style:graphic-properties draw:stroke="dash" draw:stroke-dash="Fine_20_Dashed" svg:stroke-width="0.106cm" svg:stroke-color="#000000" draw:marker-start="" draw:marker-start-width="0.26cm" draw:marker-end="Arrow" draw:marker-end-width="0.26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="solid" draw:fill-color="#ffd7d7"/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="solid" draw:fill-color="#ffa6a6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loext:graphic-properties draw:fill="solid" draw:fill-color="#ff6d6d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="solid" draw:fill-color="#dee6ef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solid" draw:fill-color="#b4c7dc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text-properties fo:font-size="8pt"/>
    </style:style>
    <style:style style:name="P16" style:family="paragraph">
      <loext:graphic-properties draw:fill-color="#afd095"/>
      <style:paragraph-properties fo:text-align="center"/>
    </style:style>
    <style:style style:name="P17" style:family="paragraph">
      <loext:graphic-properties draw:fill="solid" draw:fill-color="#afd095"/>
      <style:paragraph-properties fo:text-align="center"/>
    </style:style>
    <style:style style:name="P18" style:family="paragraph">
      <loext:graphic-properties draw:fill-color="#ffdbb6"/>
      <style:paragraph-properties fo:text-align="center"/>
    </style:style>
    <style:style style:name="P19" style:family="paragraph">
      <loext:graphic-properties draw:fill="solid" draw:fill-color="#ffdbb6"/>
      <style:paragraph-properties fo:text-align="center"/>
    </style:style>
    <style:style style:name="P20" style:family="paragraph">
      <loext:graphic-properties draw:fill-color="#ffb66c"/>
      <style:paragraph-properties fo:text-align="center"/>
    </style:style>
    <style:style style:name="P21" style:family="paragraph">
      <loext:graphic-properties draw:fill="solid" draw:fill-color="#ffb66c"/>
      <style:paragraph-properties fo:text-align="center"/>
    </style:style>
    <style:style style:name="P22" style:family="paragraph">
      <loext:graphic-properties draw:fill-color="#ff972f"/>
      <style:paragraph-properties fo:text-align="center"/>
    </style:style>
    <style:style style:name="P23" style:family="paragraph">
      <loext:graphic-properties draw:fill="solid" draw:fill-color="#ff972f"/>
      <style:paragraph-properties fo:text-align="center"/>
    </style:style>
    <style:style style:name="P24" style:family="paragraph">
      <loext:graphic-properties draw:fill-color="#ff860d"/>
      <style:paragraph-properties fo:text-align="center"/>
    </style:style>
    <style:style style:name="P25" style:family="paragraph">
      <loext:graphic-properties draw:fill="solid" draw:fill-color="#ff860d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loext:graphic-properties draw:fill="solid" draw:fill-color="#dddddd"/>
      <style:paragraph-properties fo:text-align="center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loext:graphic-properties draw:fill="solid" draw:fill-color="#cccccc"/>
      <style:paragraph-properties fo:text-align="center"/>
    </style:style>
    <style:style style:name="P33" style:family="paragraph">
      <loext:graphic-properties draw:fill-color="#b2b2b2"/>
      <style:paragraph-properties fo:text-align="center"/>
    </style:style>
    <style:style style:name="P34" style:family="paragraph">
      <loext:graphic-properties draw:fill="solid" draw:fill-color="#b2b2b2"/>
      <style:paragraph-properties fo:text-align="center"/>
    </style:style>
    <style:style style:name="P35" style:family="paragraph">
      <loext:graphic-properties draw:fill-color="#999999"/>
      <style:paragraph-properties fo:text-align="center"/>
    </style:style>
    <style:style style:name="P36" style:family="paragraph">
      <loext:graphic-properties draw:fill="solid" draw:fill-color="#999999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259cm" svg:height="2.676cm" svg:x="0.508cm" svg:y="0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0.508cm" svg:y1="1.369cm" svg:x2="5.767cm" svg:y2="1.369cm">
            <text:p/>
          </draw:line>
          <draw:line draw:style-name="gr2" draw:text-style-name="P2" draw:layer="layout" svg:x1="0.509cm" svg:y1="1.818cm" svg:x2="5.767cm" svg:y2="1.818cm">
            <text:p/>
          </draw:line>
          <draw:line draw:style-name="gr2" draw:text-style-name="P2" draw:layer="layout" svg:x1="0.509cm" svg:y1="2.25cm" svg:x2="5.767cm" svg:y2="2.25cm">
            <text:p/>
          </draw:line>
          <draw:line draw:style-name="gr2" draw:text-style-name="P2" draw:layer="layout" svg:x1="0.51cm" svg:y1="2.669cm" svg:x2="5.767cm" svg:y2="2.669cm">
            <text:p/>
          </draw:line>
          <draw:line draw:style-name="gr2" draw:text-style-name="P2" draw:layer="layout" svg:x1="0.511cm" svg:y1="3.117cm" svg:x2="5.767cm" svg:y2="3.117cm">
            <text:p/>
          </draw:line>
          <draw:line draw:style-name="gr2" draw:text-style-name="P2" draw:layer="layout" svg:x1="0.961cm" svg:y1="0.908cm" svg:x2="0.97cm" svg:y2="3.584cm">
            <text:p/>
          </draw:line>
          <draw:line draw:style-name="gr2" draw:text-style-name="P2" draw:layer="layout" svg:x1="1.397cm" svg:y1="0.909cm" svg:x2="1.406cm" svg:y2="3.585cm">
            <text:p/>
          </draw:line>
          <draw:line draw:style-name="gr2" draw:text-style-name="P2" draw:layer="layout" svg:x1="1.832cm" svg:y1="0.909cm" svg:x2="1.841cm" svg:y2="3.585cm">
            <text:p/>
          </draw:line>
          <draw:line draw:style-name="gr2" draw:text-style-name="P2" draw:layer="layout" svg:x1="2.268cm" svg:y1="0.91cm" svg:x2="2.277cm" svg:y2="3.586cm">
            <text:p/>
          </draw:line>
          <draw:line draw:style-name="gr2" draw:text-style-name="P2" draw:layer="layout" svg:x1="2.704cm" svg:y1="0.911cm" svg:x2="2.713cm" svg:y2="3.587cm">
            <text:p/>
          </draw:line>
          <draw:line draw:style-name="gr2" draw:text-style-name="P2" draw:layer="layout" svg:x1="3.14cm" svg:y1="0.912cm" svg:x2="3.149cm" svg:y2="3.588cm">
            <text:p/>
          </draw:line>
          <draw:line draw:style-name="gr2" draw:text-style-name="P2" draw:layer="layout" svg:x1="3.576cm" svg:y1="0.912cm" svg:x2="3.585cm" svg:y2="3.588cm">
            <text:p/>
          </draw:line>
          <draw:line draw:style-name="gr2" draw:text-style-name="P2" draw:layer="layout" svg:x1="4.012cm" svg:y1="0.913cm" svg:x2="4.021cm" svg:y2="3.589cm">
            <text:p/>
          </draw:line>
          <draw:line draw:style-name="gr2" draw:text-style-name="P2" draw:layer="layout" svg:x1="4.448cm" svg:y1="0.914cm" svg:x2="4.457cm" svg:y2="3.59cm">
            <text:p/>
          </draw:line>
          <draw:line draw:style-name="gr2" draw:text-style-name="P2" draw:layer="layout" svg:x1="4.884cm" svg:y1="0.915cm" svg:x2="4.893cm" svg:y2="3.591cm">
            <text:p/>
          </draw:line>
          <draw:line draw:style-name="gr2" draw:text-style-name="P2" draw:layer="layout" svg:x1="5.32cm" svg:y1="0.915cm" svg:x2="5.329cm" svg:y2="3.591cm">
            <text:p/>
          </draw:line>
          <draw:line draw:style-name="gr2" draw:text-style-name="P2" draw:layer="layout" svg:x1="5.755cm" svg:y1="0.916cm" svg:x2="5.764cm" svg:y2="3.592cm">
            <text:p/>
          </draw:line>
        </draw:g>
        <draw:g>
          <draw:custom-shape draw:style-name="gr3" draw:text-style-name="P3" draw:layer="layout" svg:width="5.259cm" svg:height="2.676cm" svg:x="0.686cm" svg:y="1.1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4" draw:layer="layout" svg:x1="0.686cm" svg:y1="1.575cm" svg:x2="5.945cm" svg:y2="1.575cm">
            <text:p/>
          </draw:line>
          <draw:line draw:style-name="gr4" draw:text-style-name="P4" draw:layer="layout" svg:x1="0.687cm" svg:y1="2.024cm" svg:x2="5.945cm" svg:y2="2.024cm">
            <text:p/>
          </draw:line>
          <draw:line draw:style-name="gr4" draw:text-style-name="P4" draw:layer="layout" svg:x1="0.687cm" svg:y1="2.456cm" svg:x2="5.945cm" svg:y2="2.456cm">
            <text:p/>
          </draw:line>
          <draw:line draw:style-name="gr4" draw:text-style-name="P4" draw:layer="layout" svg:x1="0.688cm" svg:y1="2.875cm" svg:x2="5.945cm" svg:y2="2.875cm">
            <text:p/>
          </draw:line>
          <draw:line draw:style-name="gr4" draw:text-style-name="P4" draw:layer="layout" svg:x1="0.689cm" svg:y1="3.323cm" svg:x2="5.945cm" svg:y2="3.323cm">
            <text:p/>
          </draw:line>
          <draw:line draw:style-name="gr4" draw:text-style-name="P4" draw:layer="layout" svg:x1="1.138cm" svg:y1="1.114cm" svg:x2="1.147cm" svg:y2="3.79cm">
            <text:p/>
          </draw:line>
          <draw:line draw:style-name="gr4" draw:text-style-name="P4" draw:layer="layout" svg:x1="1.574cm" svg:y1="1.115cm" svg:x2="1.583cm" svg:y2="3.791cm">
            <text:p/>
          </draw:line>
          <draw:line draw:style-name="gr4" draw:text-style-name="P4" draw:layer="layout" svg:x1="2.01cm" svg:y1="1.115cm" svg:x2="2.019cm" svg:y2="3.791cm">
            <text:p/>
          </draw:line>
          <draw:line draw:style-name="gr4" draw:text-style-name="P4" draw:layer="layout" svg:x1="2.446cm" svg:y1="1.116cm" svg:x2="2.455cm" svg:y2="3.792cm">
            <text:p/>
          </draw:line>
          <draw:line draw:style-name="gr4" draw:text-style-name="P4" draw:layer="layout" svg:x1="2.882cm" svg:y1="1.117cm" svg:x2="2.891cm" svg:y2="3.793cm">
            <text:p/>
          </draw:line>
          <draw:line draw:style-name="gr4" draw:text-style-name="P4" draw:layer="layout" svg:x1="3.318cm" svg:y1="1.117cm" svg:x2="3.327cm" svg:y2="3.793cm">
            <text:p/>
          </draw:line>
          <draw:line draw:style-name="gr4" draw:text-style-name="P4" draw:layer="layout" svg:x1="3.754cm" svg:y1="1.118cm" svg:x2="3.763cm" svg:y2="3.794cm">
            <text:p/>
          </draw:line>
          <draw:line draw:style-name="gr4" draw:text-style-name="P4" draw:layer="layout" svg:x1="4.19cm" svg:y1="1.119cm" svg:x2="4.199cm" svg:y2="3.795cm">
            <text:p/>
          </draw:line>
          <draw:line draw:style-name="gr4" draw:text-style-name="P4" draw:layer="layout" svg:x1="4.626cm" svg:y1="1.12cm" svg:x2="4.635cm" svg:y2="3.796cm">
            <text:p/>
          </draw:line>
          <draw:line draw:style-name="gr4" draw:text-style-name="P4" draw:layer="layout" svg:x1="5.062cm" svg:y1="1.12cm" svg:x2="5.071cm" svg:y2="3.796cm">
            <text:p/>
          </draw:line>
          <draw:line draw:style-name="gr4" draw:text-style-name="P4" draw:layer="layout" svg:x1="5.497cm" svg:y1="1.121cm" svg:x2="5.506cm" svg:y2="3.797cm">
            <text:p/>
          </draw:line>
          <draw:line draw:style-name="gr4" draw:text-style-name="P4" draw:layer="layout" svg:x1="5.933cm" svg:y1="1.122cm" svg:x2="5.942cm" svg:y2="3.798cm">
            <text:p/>
          </draw:line>
        </draw:g>
        <draw:g>
          <draw:custom-shape draw:style-name="gr5" draw:text-style-name="P5" draw:layer="layout" svg:width="5.259cm" svg:height="2.676cm" svg:x="0.912cm" svg:y="1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0.912cm" svg:y1="1.826cm" svg:x2="6.171cm" svg:y2="1.826cm">
            <text:p/>
          </draw:line>
          <draw:line draw:style-name="gr6" draw:text-style-name="P6" draw:layer="layout" svg:x1="0.913cm" svg:y1="2.274cm" svg:x2="6.171cm" svg:y2="2.274cm">
            <text:p/>
          </draw:line>
          <draw:line draw:style-name="gr6" draw:text-style-name="P6" draw:layer="layout" svg:x1="0.914cm" svg:y1="2.707cm" svg:x2="6.172cm" svg:y2="2.707cm">
            <text:p/>
          </draw:line>
          <draw:line draw:style-name="gr6" draw:text-style-name="P6" draw:layer="layout" svg:x1="0.915cm" svg:y1="3.125cm" svg:x2="6.172cm" svg:y2="3.125cm">
            <text:p/>
          </draw:line>
          <draw:line draw:style-name="gr6" draw:text-style-name="P6" draw:layer="layout" svg:x1="0.915cm" svg:y1="3.574cm" svg:x2="6.171cm" svg:y2="3.574cm">
            <text:p/>
          </draw:line>
          <draw:line draw:style-name="gr6" draw:text-style-name="P6" draw:layer="layout" svg:x1="1.365cm" svg:y1="1.364cm" svg:x2="1.374cm" svg:y2="4.04cm">
            <text:p/>
          </draw:line>
          <draw:line draw:style-name="gr6" draw:text-style-name="P6" draw:layer="layout" svg:x1="1.801cm" svg:y1="1.365cm" svg:x2="1.81cm" svg:y2="4.041cm">
            <text:p/>
          </draw:line>
          <draw:line draw:style-name="gr6" draw:text-style-name="P6" draw:layer="layout" svg:x1="2.237cm" svg:y1="1.366cm" svg:x2="2.246cm" svg:y2="4.042cm">
            <text:p/>
          </draw:line>
          <draw:line draw:style-name="gr6" draw:text-style-name="P6" draw:layer="layout" svg:x1="2.673cm" svg:y1="1.367cm" svg:x2="2.682cm" svg:y2="4.043cm">
            <text:p/>
          </draw:line>
          <draw:line draw:style-name="gr6" draw:text-style-name="P6" draw:layer="layout" svg:x1="3.109cm" svg:y1="1.367cm" svg:x2="3.118cm" svg:y2="4.043cm">
            <text:p/>
          </draw:line>
          <draw:line draw:style-name="gr6" draw:text-style-name="P6" draw:layer="layout" svg:x1="3.544cm" svg:y1="1.368cm" svg:x2="3.553cm" svg:y2="4.044cm">
            <text:p/>
          </draw:line>
          <draw:line draw:style-name="gr6" draw:text-style-name="P6" draw:layer="layout" svg:x1="3.98cm" svg:y1="1.369cm" svg:x2="3.989cm" svg:y2="4.045cm">
            <text:p/>
          </draw:line>
          <draw:line draw:style-name="gr6" draw:text-style-name="P6" draw:layer="layout" svg:x1="4.416cm" svg:y1="1.369cm" svg:x2="4.425cm" svg:y2="4.045cm">
            <text:p/>
          </draw:line>
          <draw:line draw:style-name="gr6" draw:text-style-name="P6" draw:layer="layout" svg:x1="4.852cm" svg:y1="1.37cm" svg:x2="4.861cm" svg:y2="4.046cm">
            <text:p/>
          </draw:line>
          <draw:line draw:style-name="gr6" draw:text-style-name="P6" draw:layer="layout" svg:x1="5.288cm" svg:y1="1.371cm" svg:x2="5.297cm" svg:y2="4.047cm">
            <text:p/>
          </draw:line>
          <draw:line draw:style-name="gr6" draw:text-style-name="P6" draw:layer="layout" svg:x1="5.724cm" svg:y1="1.372cm" svg:x2="5.733cm" svg:y2="4.048cm">
            <text:p/>
          </draw:line>
          <draw:line draw:style-name="gr6" draw:text-style-name="P6" draw:layer="layout" svg:x1="6.16cm" svg:y1="1.372cm" svg:x2="6.169cm" svg:y2="4.048cm">
            <text:p/>
          </draw:line>
        </draw:g>
        <draw:g>
          <draw:custom-shape draw:style-name="gr7" draw:text-style-name="P7" draw:layer="layout" svg:width="5.259cm" svg:height="2.676cm" svg:x="7.308cm" svg:y="0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8" draw:layer="layout" svg:x1="7.308cm" svg:y1="1.369cm" svg:x2="12.567cm" svg:y2="1.369cm">
            <text:p/>
          </draw:line>
          <draw:line draw:style-name="gr8" draw:text-style-name="P8" draw:layer="layout" svg:x1="7.309cm" svg:y1="1.818cm" svg:x2="12.567cm" svg:y2="1.818cm">
            <text:p/>
          </draw:line>
          <draw:line draw:style-name="gr8" draw:text-style-name="P8" draw:layer="layout" svg:x1="7.309cm" svg:y1="2.25cm" svg:x2="12.567cm" svg:y2="2.25cm">
            <text:p/>
          </draw:line>
          <draw:line draw:style-name="gr8" draw:text-style-name="P8" draw:layer="layout" svg:x1="7.31cm" svg:y1="2.669cm" svg:x2="12.567cm" svg:y2="2.669cm">
            <text:p/>
          </draw:line>
          <draw:line draw:style-name="gr8" draw:text-style-name="P8" draw:layer="layout" svg:x1="7.311cm" svg:y1="3.117cm" svg:x2="12.567cm" svg:y2="3.117cm">
            <text:p/>
          </draw:line>
          <draw:line draw:style-name="gr8" draw:text-style-name="P8" draw:layer="layout" svg:x1="7.761cm" svg:y1="0.908cm" svg:x2="7.77cm" svg:y2="3.584cm">
            <text:p/>
          </draw:line>
          <draw:line draw:style-name="gr8" draw:text-style-name="P8" draw:layer="layout" svg:x1="8.197cm" svg:y1="0.909cm" svg:x2="8.206cm" svg:y2="3.585cm">
            <text:p/>
          </draw:line>
          <draw:line draw:style-name="gr8" draw:text-style-name="P8" draw:layer="layout" svg:x1="8.632cm" svg:y1="0.909cm" svg:x2="8.641cm" svg:y2="3.585cm">
            <text:p/>
          </draw:line>
          <draw:line draw:style-name="gr8" draw:text-style-name="P8" draw:layer="layout" svg:x1="9.068cm" svg:y1="0.91cm" svg:x2="9.077cm" svg:y2="3.586cm">
            <text:p/>
          </draw:line>
          <draw:line draw:style-name="gr8" draw:text-style-name="P8" draw:layer="layout" svg:x1="9.504cm" svg:y1="0.911cm" svg:x2="9.513cm" svg:y2="3.587cm">
            <text:p/>
          </draw:line>
          <draw:line draw:style-name="gr8" draw:text-style-name="P8" draw:layer="layout" svg:x1="9.94cm" svg:y1="0.912cm" svg:x2="9.949cm" svg:y2="3.588cm">
            <text:p/>
          </draw:line>
          <draw:line draw:style-name="gr8" draw:text-style-name="P8" draw:layer="layout" svg:x1="10.376cm" svg:y1="0.912cm" svg:x2="10.385cm" svg:y2="3.588cm">
            <text:p/>
          </draw:line>
          <draw:line draw:style-name="gr8" draw:text-style-name="P8" draw:layer="layout" svg:x1="10.812cm" svg:y1="0.913cm" svg:x2="10.821cm" svg:y2="3.589cm">
            <text:p/>
          </draw:line>
          <draw:line draw:style-name="gr8" draw:text-style-name="P8" draw:layer="layout" svg:x1="11.248cm" svg:y1="0.914cm" svg:x2="11.257cm" svg:y2="3.59cm">
            <text:p/>
          </draw:line>
          <draw:line draw:style-name="gr8" draw:text-style-name="P8" draw:layer="layout" svg:x1="11.684cm" svg:y1="0.915cm" svg:x2="11.693cm" svg:y2="3.591cm">
            <text:p/>
          </draw:line>
          <draw:line draw:style-name="gr8" draw:text-style-name="P8" draw:layer="layout" svg:x1="12.12cm" svg:y1="0.915cm" svg:x2="12.129cm" svg:y2="3.591cm">
            <text:p/>
          </draw:line>
          <draw:line draw:style-name="gr8" draw:text-style-name="P8" draw:layer="layout" svg:x1="12.555cm" svg:y1="0.916cm" svg:x2="12.564cm" svg:y2="3.592cm">
            <text:p/>
          </draw:line>
        </draw:g>
        <draw:g>
          <draw:custom-shape draw:style-name="gr9" draw:text-style-name="P9" draw:layer="layout" svg:width="5.259cm" svg:height="2.676cm" svg:x="7.49cm" svg:y="1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10" draw:layer="layout" svg:x1="7.49cm" svg:y1="1.551cm" svg:x2="12.749cm" svg:y2="1.551cm">
            <text:p/>
          </draw:line>
          <draw:line draw:style-name="gr10" draw:text-style-name="P10" draw:layer="layout" svg:x1="7.491cm" svg:y1="2cm" svg:x2="12.749cm" svg:y2="2cm">
            <text:p/>
          </draw:line>
          <draw:line draw:style-name="gr10" draw:text-style-name="P10" draw:layer="layout" svg:x1="7.491cm" svg:y1="2.432cm" svg:x2="12.749cm" svg:y2="2.432cm">
            <text:p/>
          </draw:line>
          <draw:line draw:style-name="gr10" draw:text-style-name="P10" draw:layer="layout" svg:x1="7.492cm" svg:y1="2.851cm" svg:x2="12.749cm" svg:y2="2.851cm">
            <text:p/>
          </draw:line>
          <draw:line draw:style-name="gr10" draw:text-style-name="P10" draw:layer="layout" svg:x1="7.493cm" svg:y1="3.299cm" svg:x2="12.749cm" svg:y2="3.299cm">
            <text:p/>
          </draw:line>
          <draw:line draw:style-name="gr10" draw:text-style-name="P10" draw:layer="layout" svg:x1="7.942cm" svg:y1="1.09cm" svg:x2="7.951cm" svg:y2="3.766cm">
            <text:p/>
          </draw:line>
          <draw:line draw:style-name="gr10" draw:text-style-name="P10" draw:layer="layout" svg:x1="8.378cm" svg:y1="1.091cm" svg:x2="8.387cm" svg:y2="3.767cm">
            <text:p/>
          </draw:line>
          <draw:line draw:style-name="gr10" draw:text-style-name="P10" draw:layer="layout" svg:x1="8.814cm" svg:y1="1.091cm" svg:x2="8.823cm" svg:y2="3.767cm">
            <text:p/>
          </draw:line>
          <draw:line draw:style-name="gr10" draw:text-style-name="P10" draw:layer="layout" svg:x1="9.25cm" svg:y1="1.092cm" svg:x2="9.259cm" svg:y2="3.768cm">
            <text:p/>
          </draw:line>
          <draw:line draw:style-name="gr10" draw:text-style-name="P10" draw:layer="layout" svg:x1="9.686cm" svg:y1="1.093cm" svg:x2="9.695cm" svg:y2="3.769cm">
            <text:p/>
          </draw:line>
          <draw:line draw:style-name="gr10" draw:text-style-name="P10" draw:layer="layout" svg:x1="10.122cm" svg:y1="1.093cm" svg:x2="10.131cm" svg:y2="3.769cm">
            <text:p/>
          </draw:line>
          <draw:line draw:style-name="gr10" draw:text-style-name="P10" draw:layer="layout" svg:x1="10.558cm" svg:y1="1.094cm" svg:x2="10.567cm" svg:y2="3.77cm">
            <text:p/>
          </draw:line>
          <draw:line draw:style-name="gr10" draw:text-style-name="P10" draw:layer="layout" svg:x1="10.994cm" svg:y1="1.095cm" svg:x2="11.003cm" svg:y2="3.771cm">
            <text:p/>
          </draw:line>
          <draw:line draw:style-name="gr10" draw:text-style-name="P10" draw:layer="layout" svg:x1="11.43cm" svg:y1="1.096cm" svg:x2="11.439cm" svg:y2="3.772cm">
            <text:p/>
          </draw:line>
          <draw:line draw:style-name="gr10" draw:text-style-name="P10" draw:layer="layout" svg:x1="11.866cm" svg:y1="1.096cm" svg:x2="11.875cm" svg:y2="3.772cm">
            <text:p/>
          </draw:line>
          <draw:line draw:style-name="gr10" draw:text-style-name="P10" draw:layer="layout" svg:x1="12.301cm" svg:y1="1.097cm" svg:x2="12.31cm" svg:y2="3.773cm">
            <text:p/>
          </draw:line>
          <draw:line draw:style-name="gr10" draw:text-style-name="P10" draw:layer="layout" svg:x1="12.737cm" svg:y1="1.098cm" svg:x2="12.746cm" svg:y2="3.774cm">
            <text:p/>
          </draw:line>
        </draw:g>
        <draw:g>
          <draw:custom-shape draw:style-name="gr11" draw:text-style-name="P11" draw:layer="layout" svg:width="5.259cm" svg:height="2.676cm" svg:x="7.716cm" svg:y="1.3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2" draw:layer="layout" svg:x1="7.716cm" svg:y1="1.778cm" svg:x2="12.975cm" svg:y2="1.778cm">
            <text:p/>
          </draw:line>
          <draw:line draw:style-name="gr12" draw:text-style-name="P12" draw:layer="layout" svg:x1="7.717cm" svg:y1="2.226cm" svg:x2="12.975cm" svg:y2="2.226cm">
            <text:p/>
          </draw:line>
          <draw:line draw:style-name="gr12" draw:text-style-name="P12" draw:layer="layout" svg:x1="7.718cm" svg:y1="2.659cm" svg:x2="12.976cm" svg:y2="2.659cm">
            <text:p/>
          </draw:line>
          <draw:line draw:style-name="gr12" draw:text-style-name="P12" draw:layer="layout" svg:x1="7.719cm" svg:y1="3.077cm" svg:x2="12.976cm" svg:y2="3.077cm">
            <text:p/>
          </draw:line>
          <draw:line draw:style-name="gr12" draw:text-style-name="P12" draw:layer="layout" svg:x1="7.719cm" svg:y1="3.526cm" svg:x2="12.975cm" svg:y2="3.526cm">
            <text:p/>
          </draw:line>
          <draw:line draw:style-name="gr12" draw:text-style-name="P12" draw:layer="layout" svg:x1="8.169cm" svg:y1="1.316cm" svg:x2="8.178cm" svg:y2="3.992cm">
            <text:p/>
          </draw:line>
          <draw:line draw:style-name="gr12" draw:text-style-name="P12" draw:layer="layout" svg:x1="8.605cm" svg:y1="1.317cm" svg:x2="8.614cm" svg:y2="3.993cm">
            <text:p/>
          </draw:line>
          <draw:line draw:style-name="gr12" draw:text-style-name="P12" draw:layer="layout" svg:x1="9.041cm" svg:y1="1.318cm" svg:x2="9.05cm" svg:y2="3.994cm">
            <text:p/>
          </draw:line>
          <draw:line draw:style-name="gr12" draw:text-style-name="P12" draw:layer="layout" svg:x1="9.477cm" svg:y1="1.319cm" svg:x2="9.486cm" svg:y2="3.995cm">
            <text:p/>
          </draw:line>
          <draw:line draw:style-name="gr12" draw:text-style-name="P12" draw:layer="layout" svg:x1="9.913cm" svg:y1="1.319cm" svg:x2="9.922cm" svg:y2="3.995cm">
            <text:p/>
          </draw:line>
          <draw:line draw:style-name="gr12" draw:text-style-name="P12" draw:layer="layout" svg:x1="10.348cm" svg:y1="1.32cm" svg:x2="10.357cm" svg:y2="3.996cm">
            <text:p/>
          </draw:line>
          <draw:line draw:style-name="gr12" draw:text-style-name="P12" draw:layer="layout" svg:x1="10.784cm" svg:y1="1.321cm" svg:x2="10.793cm" svg:y2="3.997cm">
            <text:p/>
          </draw:line>
          <draw:line draw:style-name="gr12" draw:text-style-name="P12" draw:layer="layout" svg:x1="11.22cm" svg:y1="1.321cm" svg:x2="11.229cm" svg:y2="3.997cm">
            <text:p/>
          </draw:line>
          <draw:line draw:style-name="gr12" draw:text-style-name="P12" draw:layer="layout" svg:x1="11.656cm" svg:y1="1.322cm" svg:x2="11.665cm" svg:y2="3.998cm">
            <text:p/>
          </draw:line>
          <draw:line draw:style-name="gr12" draw:text-style-name="P12" draw:layer="layout" svg:x1="12.092cm" svg:y1="1.323cm" svg:x2="12.101cm" svg:y2="3.999cm">
            <text:p/>
          </draw:line>
          <draw:line draw:style-name="gr12" draw:text-style-name="P12" draw:layer="layout" svg:x1="12.528cm" svg:y1="1.324cm" svg:x2="12.537cm" svg:y2="4cm">
            <text:p/>
          </draw:line>
          <draw:line draw:style-name="gr12" draw:text-style-name="P12" draw:layer="layout" svg:x1="12.964cm" svg:y1="1.324cm" svg:x2="12.973cm" svg:y2="4cm">
            <text:p/>
          </draw:line>
        </draw:g>
        <draw:frame draw:style-name="gr13" draw:text-style-name="P13" draw:layer="layout" svg:width="5.842cm" svg:height="0.762cm" svg:x="0.914cm" svg:y="0.02cm">
          <draw:text-box>
            <text:p><text:span text:style-name="T1">Reciprocal Gain Maps</text:span></text:p>
          </draw:text-box>
        </draw:frame>
        <draw:frame draw:style-name="gr13" draw:text-style-name="P13" draw:layer="layout" svg:width="3.959cm" svg:height="0.762cm" svg:x="8.438cm" svg:y="0.02cm">
          <draw:text-box>
            <text:p><text:span text:style-name="T1">Pedestal Maps</text:span></text:p>
          </draw:text-box>
        </draw:frame>
        <draw:line draw:style-name="gr14" draw:text-style-name="P14" draw:layer="layout" svg:x1="0.937cm" svg:y1="4.3cm" svg:x2="6.178cm" svg:y2="4.3cm">
          <text:p/>
        </draw:line>
        <draw:line draw:style-name="gr14" draw:text-style-name="P14" draw:layer="layout" svg:x1="6.443cm" svg:y1="1.448cm" svg:x2="6.443cm" svg:y2="4.072cm">
          <text:p/>
        </draw:line>
        <draw:frame draw:style-name="gr15" draw:text-style-name="P15" draw:layer="layout" svg:width="2.702cm" svg:height="0.911cm" svg:x="3.167cm" svg:y="4.269cm">
          <draw:text-box>
            <text:p><text:span text:style-name="T2">w</text:span></text:p>
          </draw:text-box>
        </draw:frame>
        <draw:frame draw:style-name="gr15" draw:text-style-name="P15" draw:layer="layout" svg:width="1.985cm" svg:height="0.911cm" svg:x="6.345cm" svg:y="2.47cm">
          <draw:text-box>
            <text:p><text:span text:style-name="T2">h</text:span></text:p>
          </draw:text-box>
        </draw:frame>
        <draw:line draw:style-name="gr14" draw:text-style-name="P14" draw:layer="layout" svg:x1="7.767cm" svg:y1="4.276cm" svg:x2="13.008cm" svg:y2="4.276cm">
          <text:p/>
        </draw:line>
        <draw:line draw:style-name="gr14" draw:text-style-name="P14" draw:layer="layout" svg:x1="13.273cm" svg:y1="1.424cm" svg:x2="13.273cm" svg:y2="4.048cm">
          <text:p/>
        </draw:line>
        <draw:frame draw:style-name="gr15" draw:text-style-name="P15" draw:layer="layout" svg:width="2.702cm" svg:height="0.911cm" svg:x="9.997cm" svg:y="4.245cm">
          <draw:text-box>
            <text:p><text:span text:style-name="T2">w</text:span></text:p>
          </draw:text-box>
        </draw:frame>
        <draw:frame draw:style-name="gr15" draw:text-style-name="P15" draw:layer="layout" svg:width="1.985cm" svg:height="0.911cm" svg:x="13.22cm" svg:y="2.471cm">
          <draw:text-box>
            <text:p><text:span text:style-name="T2">h</text:span></text:p>
          </draw:text-box>
        </draw:frame>
        <draw:g>
          <draw:custom-shape draw:style-name="gr16" draw:text-style-name="P16" draw:layer="layout" svg:width="5.259cm" svg:height="2.676cm" svg:x="21.488cm" svg:y="1.3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17" draw:layer="layout" svg:x1="21.488cm" svg:y1="1.778cm" svg:x2="26.747cm" svg:y2="1.778cm">
            <text:p/>
          </draw:line>
          <draw:line draw:style-name="gr17" draw:text-style-name="P17" draw:layer="layout" svg:x1="21.489cm" svg:y1="2.226cm" svg:x2="26.747cm" svg:y2="2.226cm">
            <text:p/>
          </draw:line>
          <draw:line draw:style-name="gr17" draw:text-style-name="P17" draw:layer="layout" svg:x1="21.49cm" svg:y1="2.659cm" svg:x2="26.748cm" svg:y2="2.659cm">
            <text:p/>
          </draw:line>
          <draw:line draw:style-name="gr17" draw:text-style-name="P17" draw:layer="layout" svg:x1="21.491cm" svg:y1="3.077cm" svg:x2="26.748cm" svg:y2="3.077cm">
            <text:p/>
          </draw:line>
          <draw:line draw:style-name="gr17" draw:text-style-name="P17" draw:layer="layout" svg:x1="21.491cm" svg:y1="3.526cm" svg:x2="26.747cm" svg:y2="3.526cm">
            <text:p/>
          </draw:line>
          <draw:line draw:style-name="gr17" draw:text-style-name="P17" draw:layer="layout" svg:x1="21.941cm" svg:y1="1.316cm" svg:x2="21.95cm" svg:y2="3.992cm">
            <text:p/>
          </draw:line>
          <draw:line draw:style-name="gr17" draw:text-style-name="P17" draw:layer="layout" svg:x1="22.377cm" svg:y1="1.317cm" svg:x2="22.386cm" svg:y2="3.993cm">
            <text:p/>
          </draw:line>
          <draw:line draw:style-name="gr17" draw:text-style-name="P17" draw:layer="layout" svg:x1="22.813cm" svg:y1="1.318cm" svg:x2="22.822cm" svg:y2="3.994cm">
            <text:p/>
          </draw:line>
          <draw:line draw:style-name="gr17" draw:text-style-name="P17" draw:layer="layout" svg:x1="23.249cm" svg:y1="1.319cm" svg:x2="23.258cm" svg:y2="3.995cm">
            <text:p/>
          </draw:line>
          <draw:line draw:style-name="gr17" draw:text-style-name="P17" draw:layer="layout" svg:x1="23.685cm" svg:y1="1.319cm" svg:x2="23.694cm" svg:y2="3.995cm">
            <text:p/>
          </draw:line>
          <draw:line draw:style-name="gr17" draw:text-style-name="P17" draw:layer="layout" svg:x1="24.12cm" svg:y1="1.32cm" svg:x2="24.129cm" svg:y2="3.996cm">
            <text:p/>
          </draw:line>
          <draw:line draw:style-name="gr17" draw:text-style-name="P17" draw:layer="layout" svg:x1="24.556cm" svg:y1="1.321cm" svg:x2="24.565cm" svg:y2="3.997cm">
            <text:p/>
          </draw:line>
          <draw:line draw:style-name="gr17" draw:text-style-name="P17" draw:layer="layout" svg:x1="24.992cm" svg:y1="1.321cm" svg:x2="25.001cm" svg:y2="3.997cm">
            <text:p/>
          </draw:line>
          <draw:line draw:style-name="gr17" draw:text-style-name="P17" draw:layer="layout" svg:x1="25.428cm" svg:y1="1.322cm" svg:x2="25.437cm" svg:y2="3.998cm">
            <text:p/>
          </draw:line>
          <draw:line draw:style-name="gr17" draw:text-style-name="P17" draw:layer="layout" svg:x1="25.864cm" svg:y1="1.323cm" svg:x2="25.873cm" svg:y2="3.999cm">
            <text:p/>
          </draw:line>
          <draw:line draw:style-name="gr17" draw:text-style-name="P17" draw:layer="layout" svg:x1="26.3cm" svg:y1="1.324cm" svg:x2="26.309cm" svg:y2="4cm">
            <text:p/>
          </draw:line>
          <draw:line draw:style-name="gr17" draw:text-style-name="P17" draw:layer="layout" svg:x1="26.736cm" svg:y1="1.324cm" svg:x2="26.745cm" svg:y2="4cm">
            <text:p/>
          </draw:line>
        </draw:g>
        <draw:frame draw:style-name="gr13" draw:text-style-name="P13" draw:layer="layout" svg:width="2.733cm" svg:height="0.762cm" svg:x="22.763cm" svg:y="0.02cm">
          <draw:text-box>
            <text:p><text:span text:style-name="T1">Pixel Mask</text:span></text:p>
          </draw:text-box>
        </draw:frame>
        <draw:line draw:style-name="gr14" draw:text-style-name="P14" draw:layer="layout" svg:x1="21.569cm" svg:y1="4.267cm" svg:x2="26.81cm" svg:y2="4.267cm">
          <text:p/>
        </draw:line>
        <draw:line draw:style-name="gr14" draw:text-style-name="P14" draw:layer="layout" svg:x1="27.075cm" svg:y1="1.415cm" svg:x2="27.075cm" svg:y2="4.039cm">
          <text:p/>
        </draw:line>
        <draw:frame draw:style-name="gr15" draw:text-style-name="P15" draw:layer="layout" svg:width="2.702cm" svg:height="0.911cm" svg:x="23.799cm" svg:y="4.236cm">
          <draw:text-box>
            <text:p><text:span text:style-name="T2">w</text:span></text:p>
          </draw:text-box>
        </draw:frame>
        <draw:frame draw:style-name="gr15" draw:text-style-name="P15" draw:layer="layout" svg:width="0.601cm" svg:height="0.911cm" svg:x="27.099cm" svg:y="2.472cm">
          <draw:text-box>
            <text:p><text:span text:style-name="T2">h</text:span></text:p>
          </draw:text-box>
        </draw:frame>
        <draw:g>
          <draw:custom-shape draw:style-name="gr18" draw:text-style-name="P18" draw:layer="layout" svg:width="5.259cm" svg:height="2.676cm" svg:x="14.199cm" svg:y="0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9" draw:layer="layout" svg:x1="14.199cm" svg:y1="1.369cm" svg:x2="19.458cm" svg:y2="1.369cm">
            <text:p/>
          </draw:line>
          <draw:line draw:style-name="gr19" draw:text-style-name="P19" draw:layer="layout" svg:x1="14.2cm" svg:y1="1.818cm" svg:x2="19.458cm" svg:y2="1.818cm">
            <text:p/>
          </draw:line>
          <draw:line draw:style-name="gr19" draw:text-style-name="P19" draw:layer="layout" svg:x1="14.2cm" svg:y1="2.25cm" svg:x2="19.458cm" svg:y2="2.25cm">
            <text:p/>
          </draw:line>
          <draw:line draw:style-name="gr19" draw:text-style-name="P19" draw:layer="layout" svg:x1="14.201cm" svg:y1="2.669cm" svg:x2="19.458cm" svg:y2="2.669cm">
            <text:p/>
          </draw:line>
          <draw:line draw:style-name="gr19" draw:text-style-name="P19" draw:layer="layout" svg:x1="14.202cm" svg:y1="3.117cm" svg:x2="19.458cm" svg:y2="3.117cm">
            <text:p/>
          </draw:line>
          <draw:line draw:style-name="gr19" draw:text-style-name="P19" draw:layer="layout" svg:x1="14.652cm" svg:y1="0.908cm" svg:x2="14.661cm" svg:y2="3.584cm">
            <text:p/>
          </draw:line>
          <draw:line draw:style-name="gr19" draw:text-style-name="P19" draw:layer="layout" svg:x1="15.088cm" svg:y1="0.909cm" svg:x2="15.097cm" svg:y2="3.585cm">
            <text:p/>
          </draw:line>
          <draw:line draw:style-name="gr19" draw:text-style-name="P19" draw:layer="layout" svg:x1="15.523cm" svg:y1="0.909cm" svg:x2="15.532cm" svg:y2="3.585cm">
            <text:p/>
          </draw:line>
          <draw:line draw:style-name="gr19" draw:text-style-name="P19" draw:layer="layout" svg:x1="15.959cm" svg:y1="0.91cm" svg:x2="15.968cm" svg:y2="3.586cm">
            <text:p/>
          </draw:line>
          <draw:line draw:style-name="gr19" draw:text-style-name="P19" draw:layer="layout" svg:x1="16.395cm" svg:y1="0.911cm" svg:x2="16.404cm" svg:y2="3.587cm">
            <text:p/>
          </draw:line>
          <draw:line draw:style-name="gr19" draw:text-style-name="P19" draw:layer="layout" svg:x1="16.831cm" svg:y1="0.912cm" svg:x2="16.84cm" svg:y2="3.588cm">
            <text:p/>
          </draw:line>
          <draw:line draw:style-name="gr19" draw:text-style-name="P19" draw:layer="layout" svg:x1="17.267cm" svg:y1="0.912cm" svg:x2="17.276cm" svg:y2="3.588cm">
            <text:p/>
          </draw:line>
          <draw:line draw:style-name="gr19" draw:text-style-name="P19" draw:layer="layout" svg:x1="17.703cm" svg:y1="0.913cm" svg:x2="17.712cm" svg:y2="3.589cm">
            <text:p/>
          </draw:line>
          <draw:line draw:style-name="gr19" draw:text-style-name="P19" draw:layer="layout" svg:x1="18.139cm" svg:y1="0.914cm" svg:x2="18.148cm" svg:y2="3.59cm">
            <text:p/>
          </draw:line>
          <draw:line draw:style-name="gr19" draw:text-style-name="P19" draw:layer="layout" svg:x1="18.575cm" svg:y1="0.915cm" svg:x2="18.584cm" svg:y2="3.591cm">
            <text:p/>
          </draw:line>
          <draw:line draw:style-name="gr19" draw:text-style-name="P19" draw:layer="layout" svg:x1="19.011cm" svg:y1="0.915cm" svg:x2="19.02cm" svg:y2="3.591cm">
            <text:p/>
          </draw:line>
          <draw:line draw:style-name="gr19" draw:text-style-name="P19" draw:layer="layout" svg:x1="19.446cm" svg:y1="0.916cm" svg:x2="19.455cm" svg:y2="3.592cm">
            <text:p/>
          </draw:line>
        </draw:g>
        <draw:g>
          <draw:custom-shape draw:style-name="gr20" draw:text-style-name="P20" draw:layer="layout" svg:width="5.259cm" svg:height="2.676cm" svg:x="14.381cm" svg:y="1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21" draw:layer="layout" svg:x1="14.381cm" svg:y1="1.551cm" svg:x2="19.64cm" svg:y2="1.551cm">
            <text:p/>
          </draw:line>
          <draw:line draw:style-name="gr21" draw:text-style-name="P21" draw:layer="layout" svg:x1="14.382cm" svg:y1="2cm" svg:x2="19.64cm" svg:y2="2cm">
            <text:p/>
          </draw:line>
          <draw:line draw:style-name="gr21" draw:text-style-name="P21" draw:layer="layout" svg:x1="14.382cm" svg:y1="2.432cm" svg:x2="19.64cm" svg:y2="2.432cm">
            <text:p/>
          </draw:line>
          <draw:line draw:style-name="gr21" draw:text-style-name="P21" draw:layer="layout" svg:x1="14.383cm" svg:y1="2.851cm" svg:x2="19.64cm" svg:y2="2.851cm">
            <text:p/>
          </draw:line>
          <draw:line draw:style-name="gr21" draw:text-style-name="P21" draw:layer="layout" svg:x1="14.384cm" svg:y1="3.299cm" svg:x2="19.64cm" svg:y2="3.299cm">
            <text:p/>
          </draw:line>
          <draw:line draw:style-name="gr21" draw:text-style-name="P21" draw:layer="layout" svg:x1="14.833cm" svg:y1="1.09cm" svg:x2="14.842cm" svg:y2="3.766cm">
            <text:p/>
          </draw:line>
          <draw:line draw:style-name="gr21" draw:text-style-name="P21" draw:layer="layout" svg:x1="15.269cm" svg:y1="1.091cm" svg:x2="15.278cm" svg:y2="3.767cm">
            <text:p/>
          </draw:line>
          <draw:line draw:style-name="gr21" draw:text-style-name="P21" draw:layer="layout" svg:x1="15.705cm" svg:y1="1.091cm" svg:x2="15.714cm" svg:y2="3.767cm">
            <text:p/>
          </draw:line>
          <draw:line draw:style-name="gr21" draw:text-style-name="P21" draw:layer="layout" svg:x1="16.141cm" svg:y1="1.092cm" svg:x2="16.15cm" svg:y2="3.768cm">
            <text:p/>
          </draw:line>
          <draw:line draw:style-name="gr21" draw:text-style-name="P21" draw:layer="layout" svg:x1="16.577cm" svg:y1="1.093cm" svg:x2="16.586cm" svg:y2="3.769cm">
            <text:p/>
          </draw:line>
          <draw:line draw:style-name="gr21" draw:text-style-name="P21" draw:layer="layout" svg:x1="17.013cm" svg:y1="1.093cm" svg:x2="17.022cm" svg:y2="3.769cm">
            <text:p/>
          </draw:line>
          <draw:line draw:style-name="gr21" draw:text-style-name="P21" draw:layer="layout" svg:x1="17.449cm" svg:y1="1.094cm" svg:x2="17.458cm" svg:y2="3.77cm">
            <text:p/>
          </draw:line>
          <draw:line draw:style-name="gr21" draw:text-style-name="P21" draw:layer="layout" svg:x1="17.885cm" svg:y1="1.095cm" svg:x2="17.894cm" svg:y2="3.771cm">
            <text:p/>
          </draw:line>
          <draw:line draw:style-name="gr21" draw:text-style-name="P21" draw:layer="layout" svg:x1="18.321cm" svg:y1="1.096cm" svg:x2="18.33cm" svg:y2="3.772cm">
            <text:p/>
          </draw:line>
          <draw:line draw:style-name="gr21" draw:text-style-name="P21" draw:layer="layout" svg:x1="18.757cm" svg:y1="1.096cm" svg:x2="18.766cm" svg:y2="3.772cm">
            <text:p/>
          </draw:line>
          <draw:line draw:style-name="gr21" draw:text-style-name="P21" draw:layer="layout" svg:x1="19.192cm" svg:y1="1.097cm" svg:x2="19.201cm" svg:y2="3.773cm">
            <text:p/>
          </draw:line>
          <draw:line draw:style-name="gr21" draw:text-style-name="P21" draw:layer="layout" svg:x1="19.628cm" svg:y1="1.098cm" svg:x2="19.637cm" svg:y2="3.774cm">
            <text:p/>
          </draw:line>
        </draw:g>
        <draw:g>
          <draw:custom-shape draw:style-name="gr20" draw:text-style-name="P20" draw:layer="layout" svg:width="5.259cm" svg:height="2.676cm" svg:x="14.607cm" svg:y="1.3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21" draw:layer="layout" svg:x1="14.607cm" svg:y1="1.778cm" svg:x2="19.866cm" svg:y2="1.778cm">
            <text:p/>
          </draw:line>
          <draw:line draw:style-name="gr21" draw:text-style-name="P21" draw:layer="layout" svg:x1="14.608cm" svg:y1="2.226cm" svg:x2="19.866cm" svg:y2="2.226cm">
            <text:p/>
          </draw:line>
          <draw:line draw:style-name="gr21" draw:text-style-name="P21" draw:layer="layout" svg:x1="14.609cm" svg:y1="2.659cm" svg:x2="19.867cm" svg:y2="2.659cm">
            <text:p/>
          </draw:line>
          <draw:line draw:style-name="gr21" draw:text-style-name="P21" draw:layer="layout" svg:x1="14.61cm" svg:y1="3.077cm" svg:x2="19.867cm" svg:y2="3.077cm">
            <text:p/>
          </draw:line>
          <draw:line draw:style-name="gr21" draw:text-style-name="P21" draw:layer="layout" svg:x1="14.61cm" svg:y1="3.526cm" svg:x2="19.866cm" svg:y2="3.526cm">
            <text:p/>
          </draw:line>
          <draw:line draw:style-name="gr21" draw:text-style-name="P21" draw:layer="layout" svg:x1="15.06cm" svg:y1="1.316cm" svg:x2="15.069cm" svg:y2="3.992cm">
            <text:p/>
          </draw:line>
          <draw:line draw:style-name="gr21" draw:text-style-name="P21" draw:layer="layout" svg:x1="15.496cm" svg:y1="1.317cm" svg:x2="15.505cm" svg:y2="3.993cm">
            <text:p/>
          </draw:line>
          <draw:line draw:style-name="gr21" draw:text-style-name="P21" draw:layer="layout" svg:x1="15.932cm" svg:y1="1.318cm" svg:x2="15.941cm" svg:y2="3.994cm">
            <text:p/>
          </draw:line>
          <draw:line draw:style-name="gr21" draw:text-style-name="P21" draw:layer="layout" svg:x1="16.368cm" svg:y1="1.319cm" svg:x2="16.377cm" svg:y2="3.995cm">
            <text:p/>
          </draw:line>
          <draw:line draw:style-name="gr21" draw:text-style-name="P21" draw:layer="layout" svg:x1="16.804cm" svg:y1="1.319cm" svg:x2="16.813cm" svg:y2="3.995cm">
            <text:p/>
          </draw:line>
          <draw:line draw:style-name="gr21" draw:text-style-name="P21" draw:layer="layout" svg:x1="17.239cm" svg:y1="1.32cm" svg:x2="17.248cm" svg:y2="3.996cm">
            <text:p/>
          </draw:line>
          <draw:line draw:style-name="gr21" draw:text-style-name="P21" draw:layer="layout" svg:x1="17.675cm" svg:y1="1.321cm" svg:x2="17.684cm" svg:y2="3.997cm">
            <text:p/>
          </draw:line>
          <draw:line draw:style-name="gr21" draw:text-style-name="P21" draw:layer="layout" svg:x1="18.111cm" svg:y1="1.321cm" svg:x2="18.12cm" svg:y2="3.997cm">
            <text:p/>
          </draw:line>
          <draw:line draw:style-name="gr21" draw:text-style-name="P21" draw:layer="layout" svg:x1="18.547cm" svg:y1="1.322cm" svg:x2="18.556cm" svg:y2="3.998cm">
            <text:p/>
          </draw:line>
          <draw:line draw:style-name="gr21" draw:text-style-name="P21" draw:layer="layout" svg:x1="18.983cm" svg:y1="1.323cm" svg:x2="18.992cm" svg:y2="3.999cm">
            <text:p/>
          </draw:line>
          <draw:line draw:style-name="gr21" draw:text-style-name="P21" draw:layer="layout" svg:x1="19.419cm" svg:y1="1.324cm" svg:x2="19.428cm" svg:y2="4cm">
            <text:p/>
          </draw:line>
          <draw:line draw:style-name="gr21" draw:text-style-name="P21" draw:layer="layout" svg:x1="19.855cm" svg:y1="1.324cm" svg:x2="19.864cm" svg:y2="4cm">
            <text:p/>
          </draw:line>
        </draw:g>
        <draw:frame draw:style-name="gr13" draw:text-style-name="P13" draw:layer="layout" svg:width="3.959cm" svg:height="0.762cm" svg:x="15.329cm" svg:y="0.02cm">
          <draw:text-box>
            <text:p><text:span text:style-name="T1">Detector Data</text:span></text:p>
          </draw:text-box>
        </draw:frame>
        <draw:line draw:style-name="gr14" draw:text-style-name="P14" draw:layer="layout" svg:x1="15.058cm" svg:y1="4.676cm" svg:x2="20.299cm" svg:y2="4.676cm">
          <text:p/>
        </draw:line>
        <draw:line draw:style-name="gr14" draw:text-style-name="P14" draw:layer="layout" svg:x1="20.564cm" svg:y1="1.424cm" svg:x2="20.564cm" svg:y2="4.048cm">
          <text:p/>
        </draw:line>
        <draw:frame draw:style-name="gr15" draw:text-style-name="P15" draw:layer="layout" svg:width="2.702cm" svg:height="0.911cm" svg:x="17.288cm" svg:y="4.545cm">
          <draw:text-box>
            <text:p><text:span text:style-name="T2">w</text:span></text:p>
          </draw:text-box>
        </draw:frame>
        <draw:frame draw:style-name="gr15" draw:text-style-name="P15" draw:layer="layout" svg:width="1.985cm" svg:height="0.911cm" svg:x="20.544cm" svg:y="2.471cm">
          <draw:text-box>
            <text:p><text:span text:style-name="T2">h</text:span></text:p>
          </draw:text-box>
        </draw:frame>
        <draw:g>
          <draw:custom-shape draw:style-name="gr22" draw:text-style-name="P22" draw:layer="layout" svg:width="5.259cm" svg:height="2.676cm" svg:x="14.807cm" svg:y="1.5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23" draw:layer="layout" svg:x1="14.807cm" svg:y1="2.028cm" svg:x2="20.066cm" svg:y2="2.028cm">
            <text:p/>
          </draw:line>
          <draw:line draw:style-name="gr23" draw:text-style-name="P23" draw:layer="layout" svg:x1="14.808cm" svg:y1="2.476cm" svg:x2="20.066cm" svg:y2="2.476cm">
            <text:p/>
          </draw:line>
          <draw:line draw:style-name="gr23" draw:text-style-name="P23" draw:layer="layout" svg:x1="14.809cm" svg:y1="2.909cm" svg:x2="20.067cm" svg:y2="2.909cm">
            <text:p/>
          </draw:line>
          <draw:line draw:style-name="gr23" draw:text-style-name="P23" draw:layer="layout" svg:x1="14.81cm" svg:y1="3.327cm" svg:x2="20.067cm" svg:y2="3.327cm">
            <text:p/>
          </draw:line>
          <draw:line draw:style-name="gr23" draw:text-style-name="P23" draw:layer="layout" svg:x1="14.81cm" svg:y1="3.776cm" svg:x2="20.066cm" svg:y2="3.776cm">
            <text:p/>
          </draw:line>
          <draw:line draw:style-name="gr23" draw:text-style-name="P23" draw:layer="layout" svg:x1="15.26cm" svg:y1="1.566cm" svg:x2="15.269cm" svg:y2="4.242cm">
            <text:p/>
          </draw:line>
          <draw:line draw:style-name="gr23" draw:text-style-name="P23" draw:layer="layout" svg:x1="15.696cm" svg:y1="1.567cm" svg:x2="15.705cm" svg:y2="4.243cm">
            <text:p/>
          </draw:line>
          <draw:line draw:style-name="gr23" draw:text-style-name="P23" draw:layer="layout" svg:x1="16.132cm" svg:y1="1.568cm" svg:x2="16.141cm" svg:y2="4.244cm">
            <text:p/>
          </draw:line>
          <draw:line draw:style-name="gr23" draw:text-style-name="P23" draw:layer="layout" svg:x1="16.568cm" svg:y1="1.569cm" svg:x2="16.577cm" svg:y2="4.245cm">
            <text:p/>
          </draw:line>
          <draw:line draw:style-name="gr23" draw:text-style-name="P23" draw:layer="layout" svg:x1="17.004cm" svg:y1="1.569cm" svg:x2="17.013cm" svg:y2="4.245cm">
            <text:p/>
          </draw:line>
          <draw:line draw:style-name="gr23" draw:text-style-name="P23" draw:layer="layout" svg:x1="17.439cm" svg:y1="1.57cm" svg:x2="17.448cm" svg:y2="4.246cm">
            <text:p/>
          </draw:line>
          <draw:line draw:style-name="gr23" draw:text-style-name="P23" draw:layer="layout" svg:x1="17.875cm" svg:y1="1.571cm" svg:x2="17.884cm" svg:y2="4.247cm">
            <text:p/>
          </draw:line>
          <draw:line draw:style-name="gr23" draw:text-style-name="P23" draw:layer="layout" svg:x1="18.311cm" svg:y1="1.571cm" svg:x2="18.32cm" svg:y2="4.247cm">
            <text:p/>
          </draw:line>
          <draw:line draw:style-name="gr23" draw:text-style-name="P23" draw:layer="layout" svg:x1="18.747cm" svg:y1="1.572cm" svg:x2="18.756cm" svg:y2="4.248cm">
            <text:p/>
          </draw:line>
          <draw:line draw:style-name="gr23" draw:text-style-name="P23" draw:layer="layout" svg:x1="19.183cm" svg:y1="1.573cm" svg:x2="19.192cm" svg:y2="4.249cm">
            <text:p/>
          </draw:line>
          <draw:line draw:style-name="gr23" draw:text-style-name="P23" draw:layer="layout" svg:x1="19.619cm" svg:y1="1.574cm" svg:x2="19.628cm" svg:y2="4.25cm">
            <text:p/>
          </draw:line>
          <draw:line draw:style-name="gr23" draw:text-style-name="P23" draw:layer="layout" svg:x1="20.055cm" svg:y1="1.574cm" svg:x2="20.064cm" svg:y2="4.25cm">
            <text:p/>
          </draw:line>
        </draw:g>
        <draw:g>
          <draw:custom-shape draw:style-name="gr24" draw:text-style-name="P24" draw:layer="layout" svg:width="5.259cm" svg:height="2.676cm" svg:x="15.032cm" svg:y="1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25" draw:layer="layout" svg:x1="15.032cm" svg:y1="2.228cm" svg:x2="20.291cm" svg:y2="2.228cm">
            <text:p/>
          </draw:line>
          <draw:line draw:style-name="gr25" draw:text-style-name="P25" draw:layer="layout" svg:x1="15.033cm" svg:y1="2.676cm" svg:x2="20.291cm" svg:y2="2.676cm">
            <text:p/>
          </draw:line>
          <draw:line draw:style-name="gr25" draw:text-style-name="P25" draw:layer="layout" svg:x1="15.034cm" svg:y1="3.109cm" svg:x2="20.292cm" svg:y2="3.109cm">
            <text:p/>
          </draw:line>
          <draw:line draw:style-name="gr25" draw:text-style-name="P25" draw:layer="layout" svg:x1="15.035cm" svg:y1="3.527cm" svg:x2="20.292cm" svg:y2="3.527cm">
            <text:p/>
          </draw:line>
          <draw:line draw:style-name="gr25" draw:text-style-name="P25" draw:layer="layout" svg:x1="15.035cm" svg:y1="3.976cm" svg:x2="20.291cm" svg:y2="3.976cm">
            <text:p/>
          </draw:line>
          <draw:line draw:style-name="gr25" draw:text-style-name="P25" draw:layer="layout" svg:x1="15.485cm" svg:y1="1.766cm" svg:x2="15.494cm" svg:y2="4.442cm">
            <text:p/>
          </draw:line>
          <draw:line draw:style-name="gr25" draw:text-style-name="P25" draw:layer="layout" svg:x1="15.921cm" svg:y1="1.767cm" svg:x2="15.93cm" svg:y2="4.443cm">
            <text:p/>
          </draw:line>
          <draw:line draw:style-name="gr25" draw:text-style-name="P25" draw:layer="layout" svg:x1="16.357cm" svg:y1="1.768cm" svg:x2="16.366cm" svg:y2="4.444cm">
            <text:p/>
          </draw:line>
          <draw:line draw:style-name="gr25" draw:text-style-name="P25" draw:layer="layout" svg:x1="16.793cm" svg:y1="1.769cm" svg:x2="16.802cm" svg:y2="4.445cm">
            <text:p/>
          </draw:line>
          <draw:line draw:style-name="gr25" draw:text-style-name="P25" draw:layer="layout" svg:x1="17.229cm" svg:y1="1.769cm" svg:x2="17.238cm" svg:y2="4.445cm">
            <text:p/>
          </draw:line>
          <draw:line draw:style-name="gr25" draw:text-style-name="P25" draw:layer="layout" svg:x1="17.664cm" svg:y1="1.77cm" svg:x2="17.673cm" svg:y2="4.446cm">
            <text:p/>
          </draw:line>
          <draw:line draw:style-name="gr25" draw:text-style-name="P25" draw:layer="layout" svg:x1="18.1cm" svg:y1="1.771cm" svg:x2="18.109cm" svg:y2="4.447cm">
            <text:p/>
          </draw:line>
          <draw:line draw:style-name="gr25" draw:text-style-name="P25" draw:layer="layout" svg:x1="18.536cm" svg:y1="1.771cm" svg:x2="18.545cm" svg:y2="4.447cm">
            <text:p/>
          </draw:line>
          <draw:line draw:style-name="gr25" draw:text-style-name="P25" draw:layer="layout" svg:x1="18.972cm" svg:y1="1.772cm" svg:x2="18.981cm" svg:y2="4.448cm">
            <text:p/>
          </draw:line>
          <draw:line draw:style-name="gr25" draw:text-style-name="P25" draw:layer="layout" svg:x1="19.408cm" svg:y1="1.773cm" svg:x2="19.417cm" svg:y2="4.449cm">
            <text:p/>
          </draw:line>
          <draw:line draw:style-name="gr25" draw:text-style-name="P25" draw:layer="layout" svg:x1="19.844cm" svg:y1="1.774cm" svg:x2="19.853cm" svg:y2="4.45cm">
            <text:p/>
          </draw:line>
          <draw:line draw:style-name="gr25" draw:text-style-name="P25" draw:layer="layout" svg:x1="20.28cm" svg:y1="1.774cm" svg:x2="20.289cm" svg:y2="4.45cm">
            <text:p/>
          </draw:line>
        </draw:g>
        <draw:line draw:style-name="gr14" draw:text-style-name="P14" draw:layer="layout" svg:x1="14.059cm" svg:y1="3.66cm" svg:x2="14.859cm" svg:y2="4.623cm">
          <text:p/>
        </draw:line>
        <draw:frame draw:style-name="gr26" draw:text-style-name="P15" draw:layer="layout" svg:width="0.717cm" svg:height="0.644cm" svg:x="13.888cm" svg:y="3.979cm">
          <draw:text-box>
            <text:p><text:span text:style-name="T2">n</text:span></text:p>
          </draw:text-box>
        </draw:frame>
        <draw:custom-shape draw:style-name="gr27" draw:text-style-name="P9" draw:layer="layout" svg:width="15.875cm" svg:height="2.286cm" svg:x="5.75cm" svg:y="7.466cm">
          <text:p text:style-name="P26">Energy Conversion</text:p>
          <draw:enhanced-geometry svg:viewBox="0 0 21600 21600" draw:type="rectangle" draw:enhanced-path="M 0 0 L 21600 0 21600 21600 0 21600 0 0 Z N"/>
        </draw:custom-shape>
        <draw:g>
          <draw:custom-shape draw:style-name="gr28" draw:text-style-name="P27" draw:layer="layout" svg:width="5.259cm" svg:height="2.676cm" svg:x="6.82cm" svg:y="12.7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28" draw:layer="layout" svg:x1="6.82cm" svg:y1="13.205cm" svg:x2="12.079cm" svg:y2="13.205cm">
            <text:p/>
          </draw:line>
          <draw:line draw:style-name="gr29" draw:text-style-name="P28" draw:layer="layout" svg:x1="6.821cm" svg:y1="13.654cm" svg:x2="12.079cm" svg:y2="13.654cm">
            <text:p/>
          </draw:line>
          <draw:line draw:style-name="gr29" draw:text-style-name="P28" draw:layer="layout" svg:x1="6.821cm" svg:y1="14.086cm" svg:x2="12.079cm" svg:y2="14.086cm">
            <text:p/>
          </draw:line>
          <draw:line draw:style-name="gr29" draw:text-style-name="P28" draw:layer="layout" svg:x1="6.822cm" svg:y1="14.505cm" svg:x2="12.079cm" svg:y2="14.505cm">
            <text:p/>
          </draw:line>
          <draw:line draw:style-name="gr29" draw:text-style-name="P28" draw:layer="layout" svg:x1="6.823cm" svg:y1="14.953cm" svg:x2="12.079cm" svg:y2="14.953cm">
            <text:p/>
          </draw:line>
          <draw:line draw:style-name="gr29" draw:text-style-name="P28" draw:layer="layout" svg:x1="7.273cm" svg:y1="12.744cm" svg:x2="7.282cm" svg:y2="15.42cm">
            <text:p/>
          </draw:line>
          <draw:line draw:style-name="gr29" draw:text-style-name="P28" draw:layer="layout" svg:x1="7.709cm" svg:y1="12.745cm" svg:x2="7.718cm" svg:y2="15.421cm">
            <text:p/>
          </draw:line>
          <draw:line draw:style-name="gr29" draw:text-style-name="P28" draw:layer="layout" svg:x1="8.144cm" svg:y1="12.745cm" svg:x2="8.153cm" svg:y2="15.421cm">
            <text:p/>
          </draw:line>
          <draw:line draw:style-name="gr29" draw:text-style-name="P28" draw:layer="layout" svg:x1="8.58cm" svg:y1="12.746cm" svg:x2="8.589cm" svg:y2="15.422cm">
            <text:p/>
          </draw:line>
          <draw:line draw:style-name="gr29" draw:text-style-name="P28" draw:layer="layout" svg:x1="9.016cm" svg:y1="12.747cm" svg:x2="9.025cm" svg:y2="15.423cm">
            <text:p/>
          </draw:line>
          <draw:line draw:style-name="gr29" draw:text-style-name="P28" draw:layer="layout" svg:x1="9.452cm" svg:y1="12.748cm" svg:x2="9.461cm" svg:y2="15.424cm">
            <text:p/>
          </draw:line>
          <draw:line draw:style-name="gr29" draw:text-style-name="P28" draw:layer="layout" svg:x1="9.888cm" svg:y1="12.748cm" svg:x2="9.897cm" svg:y2="15.424cm">
            <text:p/>
          </draw:line>
          <draw:line draw:style-name="gr29" draw:text-style-name="P28" draw:layer="layout" svg:x1="10.324cm" svg:y1="12.749cm" svg:x2="10.333cm" svg:y2="15.425cm">
            <text:p/>
          </draw:line>
          <draw:line draw:style-name="gr29" draw:text-style-name="P28" draw:layer="layout" svg:x1="10.76cm" svg:y1="12.75cm" svg:x2="10.769cm" svg:y2="15.426cm">
            <text:p/>
          </draw:line>
          <draw:line draw:style-name="gr29" draw:text-style-name="P28" draw:layer="layout" svg:x1="11.196cm" svg:y1="12.751cm" svg:x2="11.205cm" svg:y2="15.427cm">
            <text:p/>
          </draw:line>
          <draw:line draw:style-name="gr29" draw:text-style-name="P28" draw:layer="layout" svg:x1="11.632cm" svg:y1="12.751cm" svg:x2="11.641cm" svg:y2="15.427cm">
            <text:p/>
          </draw:line>
          <draw:line draw:style-name="gr29" draw:text-style-name="P28" draw:layer="layout" svg:x1="12.067cm" svg:y1="12.752cm" svg:x2="12.076cm" svg:y2="15.428cm">
            <text:p/>
          </draw:line>
        </draw:g>
        <draw:g>
          <draw:custom-shape draw:style-name="gr30" draw:text-style-name="P29" draw:layer="layout" svg:width="5.259cm" svg:height="2.676cm" svg:x="7.002cm" svg:y="12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30" draw:layer="layout" svg:x1="7.002cm" svg:y1="13.387cm" svg:x2="12.261cm" svg:y2="13.387cm">
            <text:p/>
          </draw:line>
          <draw:line draw:style-name="gr31" draw:text-style-name="P30" draw:layer="layout" svg:x1="7.003cm" svg:y1="13.836cm" svg:x2="12.261cm" svg:y2="13.836cm">
            <text:p/>
          </draw:line>
          <draw:line draw:style-name="gr31" draw:text-style-name="P30" draw:layer="layout" svg:x1="7.003cm" svg:y1="14.268cm" svg:x2="12.261cm" svg:y2="14.268cm">
            <text:p/>
          </draw:line>
          <draw:line draw:style-name="gr31" draw:text-style-name="P30" draw:layer="layout" svg:x1="7.004cm" svg:y1="14.687cm" svg:x2="12.261cm" svg:y2="14.687cm">
            <text:p/>
          </draw:line>
          <draw:line draw:style-name="gr31" draw:text-style-name="P30" draw:layer="layout" svg:x1="7.005cm" svg:y1="15.135cm" svg:x2="12.261cm" svg:y2="15.135cm">
            <text:p/>
          </draw:line>
          <draw:line draw:style-name="gr31" draw:text-style-name="P30" draw:layer="layout" svg:x1="7.454cm" svg:y1="12.926cm" svg:x2="7.463cm" svg:y2="15.602cm">
            <text:p/>
          </draw:line>
          <draw:line draw:style-name="gr31" draw:text-style-name="P30" draw:layer="layout" svg:x1="7.89cm" svg:y1="12.927cm" svg:x2="7.899cm" svg:y2="15.603cm">
            <text:p/>
          </draw:line>
          <draw:line draw:style-name="gr31" draw:text-style-name="P30" draw:layer="layout" svg:x1="8.326cm" svg:y1="12.927cm" svg:x2="8.335cm" svg:y2="15.603cm">
            <text:p/>
          </draw:line>
          <draw:line draw:style-name="gr31" draw:text-style-name="P30" draw:layer="layout" svg:x1="8.762cm" svg:y1="12.928cm" svg:x2="8.771cm" svg:y2="15.604cm">
            <text:p/>
          </draw:line>
          <draw:line draw:style-name="gr31" draw:text-style-name="P30" draw:layer="layout" svg:x1="9.198cm" svg:y1="12.929cm" svg:x2="9.207cm" svg:y2="15.605cm">
            <text:p/>
          </draw:line>
          <draw:line draw:style-name="gr31" draw:text-style-name="P30" draw:layer="layout" svg:x1="9.634cm" svg:y1="12.929cm" svg:x2="9.643cm" svg:y2="15.605cm">
            <text:p/>
          </draw:line>
          <draw:line draw:style-name="gr31" draw:text-style-name="P30" draw:layer="layout" svg:x1="10.07cm" svg:y1="12.93cm" svg:x2="10.079cm" svg:y2="15.606cm">
            <text:p/>
          </draw:line>
          <draw:line draw:style-name="gr31" draw:text-style-name="P30" draw:layer="layout" svg:x1="10.506cm" svg:y1="12.931cm" svg:x2="10.515cm" svg:y2="15.607cm">
            <text:p/>
          </draw:line>
          <draw:line draw:style-name="gr31" draw:text-style-name="P30" draw:layer="layout" svg:x1="10.942cm" svg:y1="12.932cm" svg:x2="10.951cm" svg:y2="15.608cm">
            <text:p/>
          </draw:line>
          <draw:line draw:style-name="gr31" draw:text-style-name="P30" draw:layer="layout" svg:x1="11.378cm" svg:y1="12.932cm" svg:x2="11.387cm" svg:y2="15.608cm">
            <text:p/>
          </draw:line>
          <draw:line draw:style-name="gr31" draw:text-style-name="P30" draw:layer="layout" svg:x1="11.813cm" svg:y1="12.933cm" svg:x2="11.822cm" svg:y2="15.609cm">
            <text:p/>
          </draw:line>
          <draw:line draw:style-name="gr31" draw:text-style-name="P30" draw:layer="layout" svg:x1="12.249cm" svg:y1="12.934cm" svg:x2="12.258cm" svg:y2="15.61cm">
            <text:p/>
          </draw:line>
        </draw:g>
        <draw:g>
          <draw:custom-shape draw:style-name="gr32" draw:text-style-name="P31" draw:layer="layout" svg:width="5.259cm" svg:height="2.676cm" svg:x="7.228cm" svg:y="13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32" draw:layer="layout" svg:x1="7.228cm" svg:y1="13.614cm" svg:x2="12.487cm" svg:y2="13.614cm">
            <text:p/>
          </draw:line>
          <draw:line draw:style-name="gr33" draw:text-style-name="P32" draw:layer="layout" svg:x1="7.229cm" svg:y1="14.062cm" svg:x2="12.487cm" svg:y2="14.062cm">
            <text:p/>
          </draw:line>
          <draw:line draw:style-name="gr33" draw:text-style-name="P32" draw:layer="layout" svg:x1="7.23cm" svg:y1="14.495cm" svg:x2="12.488cm" svg:y2="14.495cm">
            <text:p/>
          </draw:line>
          <draw:line draw:style-name="gr33" draw:text-style-name="P32" draw:layer="layout" svg:x1="7.231cm" svg:y1="14.913cm" svg:x2="12.488cm" svg:y2="14.913cm">
            <text:p/>
          </draw:line>
          <draw:line draw:style-name="gr33" draw:text-style-name="P32" draw:layer="layout" svg:x1="7.231cm" svg:y1="15.362cm" svg:x2="12.487cm" svg:y2="15.362cm">
            <text:p/>
          </draw:line>
          <draw:line draw:style-name="gr33" draw:text-style-name="P32" draw:layer="layout" svg:x1="7.681cm" svg:y1="13.152cm" svg:x2="7.69cm" svg:y2="15.828cm">
            <text:p/>
          </draw:line>
          <draw:line draw:style-name="gr33" draw:text-style-name="P32" draw:layer="layout" svg:x1="8.117cm" svg:y1="13.153cm" svg:x2="8.126cm" svg:y2="15.829cm">
            <text:p/>
          </draw:line>
          <draw:line draw:style-name="gr33" draw:text-style-name="P32" draw:layer="layout" svg:x1="8.553cm" svg:y1="13.154cm" svg:x2="8.562cm" svg:y2="15.83cm">
            <text:p/>
          </draw:line>
          <draw:line draw:style-name="gr33" draw:text-style-name="P32" draw:layer="layout" svg:x1="8.989cm" svg:y1="13.155cm" svg:x2="8.998cm" svg:y2="15.831cm">
            <text:p/>
          </draw:line>
          <draw:line draw:style-name="gr33" draw:text-style-name="P32" draw:layer="layout" svg:x1="9.425cm" svg:y1="13.155cm" svg:x2="9.434cm" svg:y2="15.831cm">
            <text:p/>
          </draw:line>
          <draw:line draw:style-name="gr33" draw:text-style-name="P32" draw:layer="layout" svg:x1="9.86cm" svg:y1="13.156cm" svg:x2="9.869cm" svg:y2="15.832cm">
            <text:p/>
          </draw:line>
          <draw:line draw:style-name="gr33" draw:text-style-name="P32" draw:layer="layout" svg:x1="10.296cm" svg:y1="13.157cm" svg:x2="10.305cm" svg:y2="15.833cm">
            <text:p/>
          </draw:line>
          <draw:line draw:style-name="gr33" draw:text-style-name="P32" draw:layer="layout" svg:x1="10.732cm" svg:y1="13.157cm" svg:x2="10.741cm" svg:y2="15.833cm">
            <text:p/>
          </draw:line>
          <draw:line draw:style-name="gr33" draw:text-style-name="P32" draw:layer="layout" svg:x1="11.168cm" svg:y1="13.158cm" svg:x2="11.177cm" svg:y2="15.834cm">
            <text:p/>
          </draw:line>
          <draw:line draw:style-name="gr33" draw:text-style-name="P32" draw:layer="layout" svg:x1="11.604cm" svg:y1="13.159cm" svg:x2="11.613cm" svg:y2="15.835cm">
            <text:p/>
          </draw:line>
          <draw:line draw:style-name="gr33" draw:text-style-name="P32" draw:layer="layout" svg:x1="12.04cm" svg:y1="13.16cm" svg:x2="12.049cm" svg:y2="15.836cm">
            <text:p/>
          </draw:line>
          <draw:line draw:style-name="gr33" draw:text-style-name="P32" draw:layer="layout" svg:x1="12.476cm" svg:y1="13.16cm" svg:x2="12.485cm" svg:y2="15.836cm">
            <text:p/>
          </draw:line>
        </draw:g>
        <draw:frame draw:style-name="gr34" draw:text-style-name="P13" draw:layer="layout" svg:width="4.857cm" svg:height="1.243cm" svg:x="7.95cm" svg:y="11.856cm">
          <draw:text-box>
            <text:p><text:span text:style-name="T1">Gain Stage Maps</text:span></text:p>
          </draw:text-box>
        </draw:frame>
        <draw:line draw:style-name="gr14" draw:text-style-name="P14" draw:layer="layout" svg:x1="7.679cm" svg:y1="16.512cm" svg:x2="12.92cm" svg:y2="16.512cm">
          <text:p/>
        </draw:line>
        <draw:line draw:style-name="gr14" draw:text-style-name="P14" draw:layer="layout" svg:x1="13.185cm" svg:y1="13.66cm" svg:x2="13.185cm" svg:y2="16.284cm">
          <text:p/>
        </draw:line>
        <draw:frame draw:style-name="gr15" draw:text-style-name="P15" draw:layer="layout" svg:width="2.702cm" svg:height="0.911cm" svg:x="10.309cm" svg:y="16.381cm">
          <draw:text-box>
            <text:p><text:span text:style-name="T2">w</text:span></text:p>
          </draw:text-box>
        </draw:frame>
        <draw:g>
          <draw:custom-shape draw:style-name="gr35" draw:text-style-name="P33" draw:layer="layout" svg:width="5.259cm" svg:height="2.676cm" svg:x="7.428cm" svg:y="13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34" draw:layer="layout" svg:x1="7.428cm" svg:y1="13.864cm" svg:x2="12.687cm" svg:y2="13.864cm">
            <text:p/>
          </draw:line>
          <draw:line draw:style-name="gr36" draw:text-style-name="P34" draw:layer="layout" svg:x1="7.429cm" svg:y1="14.312cm" svg:x2="12.687cm" svg:y2="14.312cm">
            <text:p/>
          </draw:line>
          <draw:line draw:style-name="gr36" draw:text-style-name="P34" draw:layer="layout" svg:x1="7.43cm" svg:y1="14.745cm" svg:x2="12.688cm" svg:y2="14.745cm">
            <text:p/>
          </draw:line>
          <draw:line draw:style-name="gr36" draw:text-style-name="P34" draw:layer="layout" svg:x1="7.431cm" svg:y1="15.163cm" svg:x2="12.688cm" svg:y2="15.163cm">
            <text:p/>
          </draw:line>
          <draw:line draw:style-name="gr36" draw:text-style-name="P34" draw:layer="layout" svg:x1="7.431cm" svg:y1="15.612cm" svg:x2="12.687cm" svg:y2="15.612cm">
            <text:p/>
          </draw:line>
          <draw:line draw:style-name="gr36" draw:text-style-name="P34" draw:layer="layout" svg:x1="7.881cm" svg:y1="13.402cm" svg:x2="7.89cm" svg:y2="16.078cm">
            <text:p/>
          </draw:line>
          <draw:line draw:style-name="gr36" draw:text-style-name="P34" draw:layer="layout" svg:x1="8.317cm" svg:y1="13.403cm" svg:x2="8.326cm" svg:y2="16.079cm">
            <text:p/>
          </draw:line>
          <draw:line draw:style-name="gr36" draw:text-style-name="P34" draw:layer="layout" svg:x1="8.753cm" svg:y1="13.404cm" svg:x2="8.762cm" svg:y2="16.08cm">
            <text:p/>
          </draw:line>
          <draw:line draw:style-name="gr36" draw:text-style-name="P34" draw:layer="layout" svg:x1="9.189cm" svg:y1="13.405cm" svg:x2="9.198cm" svg:y2="16.081cm">
            <text:p/>
          </draw:line>
          <draw:line draw:style-name="gr36" draw:text-style-name="P34" draw:layer="layout" svg:x1="9.625cm" svg:y1="13.405cm" svg:x2="9.634cm" svg:y2="16.081cm">
            <text:p/>
          </draw:line>
          <draw:line draw:style-name="gr36" draw:text-style-name="P34" draw:layer="layout" svg:x1="10.06cm" svg:y1="13.406cm" svg:x2="10.069cm" svg:y2="16.082cm">
            <text:p/>
          </draw:line>
          <draw:line draw:style-name="gr36" draw:text-style-name="P34" draw:layer="layout" svg:x1="10.496cm" svg:y1="13.407cm" svg:x2="10.505cm" svg:y2="16.083cm">
            <text:p/>
          </draw:line>
          <draw:line draw:style-name="gr36" draw:text-style-name="P34" draw:layer="layout" svg:x1="10.932cm" svg:y1="13.407cm" svg:x2="10.941cm" svg:y2="16.083cm">
            <text:p/>
          </draw:line>
          <draw:line draw:style-name="gr36" draw:text-style-name="P34" draw:layer="layout" svg:x1="11.368cm" svg:y1="13.408cm" svg:x2="11.377cm" svg:y2="16.084cm">
            <text:p/>
          </draw:line>
          <draw:line draw:style-name="gr36" draw:text-style-name="P34" draw:layer="layout" svg:x1="11.804cm" svg:y1="13.409cm" svg:x2="11.813cm" svg:y2="16.085cm">
            <text:p/>
          </draw:line>
          <draw:line draw:style-name="gr36" draw:text-style-name="P34" draw:layer="layout" svg:x1="12.24cm" svg:y1="13.41cm" svg:x2="12.249cm" svg:y2="16.086cm">
            <text:p/>
          </draw:line>
          <draw:line draw:style-name="gr36" draw:text-style-name="P34" draw:layer="layout" svg:x1="12.676cm" svg:y1="13.41cm" svg:x2="12.685cm" svg:y2="16.086cm">
            <text:p/>
          </draw:line>
        </draw:g>
        <draw:g>
          <draw:custom-shape draw:style-name="gr37" draw:text-style-name="P35" draw:layer="layout" svg:width="5.259cm" svg:height="2.676cm" svg:x="7.653cm" svg:y="13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36" draw:layer="layout" svg:x1="7.653cm" svg:y1="14.064cm" svg:x2="12.912cm" svg:y2="14.064cm">
            <text:p/>
          </draw:line>
          <draw:line draw:style-name="gr38" draw:text-style-name="P36" draw:layer="layout" svg:x1="7.654cm" svg:y1="14.512cm" svg:x2="12.912cm" svg:y2="14.512cm">
            <text:p/>
          </draw:line>
          <draw:line draw:style-name="gr38" draw:text-style-name="P36" draw:layer="layout" svg:x1="7.655cm" svg:y1="14.945cm" svg:x2="12.913cm" svg:y2="14.945cm">
            <text:p/>
          </draw:line>
          <draw:line draw:style-name="gr38" draw:text-style-name="P36" draw:layer="layout" svg:x1="7.656cm" svg:y1="15.363cm" svg:x2="12.913cm" svg:y2="15.363cm">
            <text:p/>
          </draw:line>
          <draw:line draw:style-name="gr38" draw:text-style-name="P36" draw:layer="layout" svg:x1="7.656cm" svg:y1="15.812cm" svg:x2="12.912cm" svg:y2="15.812cm">
            <text:p/>
          </draw:line>
          <draw:line draw:style-name="gr38" draw:text-style-name="P36" draw:layer="layout" svg:x1="8.106cm" svg:y1="13.602cm" svg:x2="8.115cm" svg:y2="16.278cm">
            <text:p/>
          </draw:line>
          <draw:line draw:style-name="gr38" draw:text-style-name="P36" draw:layer="layout" svg:x1="8.542cm" svg:y1="13.603cm" svg:x2="8.551cm" svg:y2="16.279cm">
            <text:p/>
          </draw:line>
          <draw:line draw:style-name="gr38" draw:text-style-name="P36" draw:layer="layout" svg:x1="8.978cm" svg:y1="13.604cm" svg:x2="8.987cm" svg:y2="16.28cm">
            <text:p/>
          </draw:line>
          <draw:line draw:style-name="gr38" draw:text-style-name="P36" draw:layer="layout" svg:x1="9.414cm" svg:y1="13.605cm" svg:x2="9.423cm" svg:y2="16.281cm">
            <text:p/>
          </draw:line>
          <draw:line draw:style-name="gr38" draw:text-style-name="P36" draw:layer="layout" svg:x1="9.85cm" svg:y1="13.605cm" svg:x2="9.859cm" svg:y2="16.281cm">
            <text:p/>
          </draw:line>
          <draw:line draw:style-name="gr38" draw:text-style-name="P36" draw:layer="layout" svg:x1="10.285cm" svg:y1="13.606cm" svg:x2="10.294cm" svg:y2="16.282cm">
            <text:p/>
          </draw:line>
          <draw:line draw:style-name="gr38" draw:text-style-name="P36" draw:layer="layout" svg:x1="10.721cm" svg:y1="13.607cm" svg:x2="10.73cm" svg:y2="16.283cm">
            <text:p/>
          </draw:line>
          <draw:line draw:style-name="gr38" draw:text-style-name="P36" draw:layer="layout" svg:x1="11.157cm" svg:y1="13.607cm" svg:x2="11.166cm" svg:y2="16.283cm">
            <text:p/>
          </draw:line>
          <draw:line draw:style-name="gr38" draw:text-style-name="P36" draw:layer="layout" svg:x1="11.593cm" svg:y1="13.608cm" svg:x2="11.602cm" svg:y2="16.284cm">
            <text:p/>
          </draw:line>
          <draw:line draw:style-name="gr38" draw:text-style-name="P36" draw:layer="layout" svg:x1="12.029cm" svg:y1="13.609cm" svg:x2="12.038cm" svg:y2="16.285cm">
            <text:p/>
          </draw:line>
          <draw:line draw:style-name="gr38" draw:text-style-name="P36" draw:layer="layout" svg:x1="12.465cm" svg:y1="13.61cm" svg:x2="12.474cm" svg:y2="16.286cm">
            <text:p/>
          </draw:line>
          <draw:line draw:style-name="gr38" draw:text-style-name="P36" draw:layer="layout" svg:x1="12.901cm" svg:y1="13.61cm" svg:x2="12.91cm" svg:y2="16.286cm">
            <text:p/>
          </draw:line>
        </draw:g>
        <draw:line draw:style-name="gr14" draw:text-style-name="P14" draw:layer="layout" svg:x1="6.68cm" svg:y1="15.496cm" svg:x2="7.48cm" svg:y2="16.459cm">
          <text:p/>
        </draw:line>
        <draw:frame draw:style-name="gr26" draw:text-style-name="P15" draw:layer="layout" svg:width="0.717cm" svg:height="0.644cm" svg:x="6.509cm" svg:y="15.815cm">
          <draw:text-box>
            <text:p><text:span text:style-name="T2">n</text:span></text:p>
          </draw:text-box>
        </draw:frame>
        <draw:g>
          <draw:custom-shape draw:style-name="gr18" draw:text-style-name="P18" draw:layer="layout" svg:width="5.259cm" svg:height="2.676cm" svg:x="14.277cm" svg:y="12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9" draw:layer="layout" svg:x1="14.277cm" svg:y1="13.369cm" svg:x2="19.536cm" svg:y2="13.369cm">
            <text:p/>
          </draw:line>
          <draw:line draw:style-name="gr19" draw:text-style-name="P19" draw:layer="layout" svg:x1="14.278cm" svg:y1="13.818cm" svg:x2="19.536cm" svg:y2="13.818cm">
            <text:p/>
          </draw:line>
          <draw:line draw:style-name="gr19" draw:text-style-name="P19" draw:layer="layout" svg:x1="14.278cm" svg:y1="14.25cm" svg:x2="19.536cm" svg:y2="14.25cm">
            <text:p/>
          </draw:line>
          <draw:line draw:style-name="gr19" draw:text-style-name="P19" draw:layer="layout" svg:x1="14.279cm" svg:y1="14.669cm" svg:x2="19.536cm" svg:y2="14.669cm">
            <text:p/>
          </draw:line>
          <draw:line draw:style-name="gr19" draw:text-style-name="P19" draw:layer="layout" svg:x1="14.28cm" svg:y1="15.117cm" svg:x2="19.536cm" svg:y2="15.117cm">
            <text:p/>
          </draw:line>
          <draw:line draw:style-name="gr19" draw:text-style-name="P19" draw:layer="layout" svg:x1="14.73cm" svg:y1="12.908cm" svg:x2="14.739cm" svg:y2="15.584cm">
            <text:p/>
          </draw:line>
          <draw:line draw:style-name="gr19" draw:text-style-name="P19" draw:layer="layout" svg:x1="15.166cm" svg:y1="12.909cm" svg:x2="15.175cm" svg:y2="15.585cm">
            <text:p/>
          </draw:line>
          <draw:line draw:style-name="gr19" draw:text-style-name="P19" draw:layer="layout" svg:x1="15.601cm" svg:y1="12.909cm" svg:x2="15.61cm" svg:y2="15.585cm">
            <text:p/>
          </draw:line>
          <draw:line draw:style-name="gr19" draw:text-style-name="P19" draw:layer="layout" svg:x1="16.037cm" svg:y1="12.91cm" svg:x2="16.046cm" svg:y2="15.586cm">
            <text:p/>
          </draw:line>
          <draw:line draw:style-name="gr19" draw:text-style-name="P19" draw:layer="layout" svg:x1="16.473cm" svg:y1="12.911cm" svg:x2="16.482cm" svg:y2="15.587cm">
            <text:p/>
          </draw:line>
          <draw:line draw:style-name="gr19" draw:text-style-name="P19" draw:layer="layout" svg:x1="16.909cm" svg:y1="12.912cm" svg:x2="16.918cm" svg:y2="15.588cm">
            <text:p/>
          </draw:line>
          <draw:line draw:style-name="gr19" draw:text-style-name="P19" draw:layer="layout" svg:x1="17.345cm" svg:y1="12.912cm" svg:x2="17.354cm" svg:y2="15.588cm">
            <text:p/>
          </draw:line>
          <draw:line draw:style-name="gr19" draw:text-style-name="P19" draw:layer="layout" svg:x1="17.781cm" svg:y1="12.913cm" svg:x2="17.79cm" svg:y2="15.589cm">
            <text:p/>
          </draw:line>
          <draw:line draw:style-name="gr19" draw:text-style-name="P19" draw:layer="layout" svg:x1="18.217cm" svg:y1="12.914cm" svg:x2="18.226cm" svg:y2="15.59cm">
            <text:p/>
          </draw:line>
          <draw:line draw:style-name="gr19" draw:text-style-name="P19" draw:layer="layout" svg:x1="18.653cm" svg:y1="12.915cm" svg:x2="18.662cm" svg:y2="15.591cm">
            <text:p/>
          </draw:line>
          <draw:line draw:style-name="gr19" draw:text-style-name="P19" draw:layer="layout" svg:x1="19.089cm" svg:y1="12.915cm" svg:x2="19.098cm" svg:y2="15.591cm">
            <text:p/>
          </draw:line>
          <draw:line draw:style-name="gr19" draw:text-style-name="P19" draw:layer="layout" svg:x1="19.524cm" svg:y1="12.916cm" svg:x2="19.533cm" svg:y2="15.592cm">
            <text:p/>
          </draw:line>
        </draw:g>
        <draw:g>
          <draw:custom-shape draw:style-name="gr20" draw:text-style-name="P20" draw:layer="layout" svg:width="5.259cm" svg:height="2.676cm" svg:x="14.459cm" svg:y="13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21" draw:layer="layout" svg:x1="14.459cm" svg:y1="13.551cm" svg:x2="19.718cm" svg:y2="13.551cm">
            <text:p/>
          </draw:line>
          <draw:line draw:style-name="gr21" draw:text-style-name="P21" draw:layer="layout" svg:x1="14.46cm" svg:y1="14cm" svg:x2="19.718cm" svg:y2="14cm">
            <text:p/>
          </draw:line>
          <draw:line draw:style-name="gr21" draw:text-style-name="P21" draw:layer="layout" svg:x1="14.46cm" svg:y1="14.432cm" svg:x2="19.718cm" svg:y2="14.432cm">
            <text:p/>
          </draw:line>
          <draw:line draw:style-name="gr21" draw:text-style-name="P21" draw:layer="layout" svg:x1="14.461cm" svg:y1="14.851cm" svg:x2="19.718cm" svg:y2="14.851cm">
            <text:p/>
          </draw:line>
          <draw:line draw:style-name="gr21" draw:text-style-name="P21" draw:layer="layout" svg:x1="14.462cm" svg:y1="15.299cm" svg:x2="19.718cm" svg:y2="15.299cm">
            <text:p/>
          </draw:line>
          <draw:line draw:style-name="gr21" draw:text-style-name="P21" draw:layer="layout" svg:x1="14.911cm" svg:y1="13.09cm" svg:x2="14.92cm" svg:y2="15.766cm">
            <text:p/>
          </draw:line>
          <draw:line draw:style-name="gr21" draw:text-style-name="P21" draw:layer="layout" svg:x1="15.347cm" svg:y1="13.091cm" svg:x2="15.356cm" svg:y2="15.767cm">
            <text:p/>
          </draw:line>
          <draw:line draw:style-name="gr21" draw:text-style-name="P21" draw:layer="layout" svg:x1="15.783cm" svg:y1="13.091cm" svg:x2="15.792cm" svg:y2="15.767cm">
            <text:p/>
          </draw:line>
          <draw:line draw:style-name="gr21" draw:text-style-name="P21" draw:layer="layout" svg:x1="16.219cm" svg:y1="13.092cm" svg:x2="16.228cm" svg:y2="15.768cm">
            <text:p/>
          </draw:line>
          <draw:line draw:style-name="gr21" draw:text-style-name="P21" draw:layer="layout" svg:x1="16.655cm" svg:y1="13.093cm" svg:x2="16.664cm" svg:y2="15.769cm">
            <text:p/>
          </draw:line>
          <draw:line draw:style-name="gr21" draw:text-style-name="P21" draw:layer="layout" svg:x1="17.091cm" svg:y1="13.093cm" svg:x2="17.1cm" svg:y2="15.769cm">
            <text:p/>
          </draw:line>
          <draw:line draw:style-name="gr21" draw:text-style-name="P21" draw:layer="layout" svg:x1="17.527cm" svg:y1="13.094cm" svg:x2="17.536cm" svg:y2="15.77cm">
            <text:p/>
          </draw:line>
          <draw:line draw:style-name="gr21" draw:text-style-name="P21" draw:layer="layout" svg:x1="17.963cm" svg:y1="13.095cm" svg:x2="17.972cm" svg:y2="15.771cm">
            <text:p/>
          </draw:line>
          <draw:line draw:style-name="gr21" draw:text-style-name="P21" draw:layer="layout" svg:x1="18.399cm" svg:y1="13.096cm" svg:x2="18.408cm" svg:y2="15.772cm">
            <text:p/>
          </draw:line>
          <draw:line draw:style-name="gr21" draw:text-style-name="P21" draw:layer="layout" svg:x1="18.835cm" svg:y1="13.096cm" svg:x2="18.844cm" svg:y2="15.772cm">
            <text:p/>
          </draw:line>
          <draw:line draw:style-name="gr21" draw:text-style-name="P21" draw:layer="layout" svg:x1="19.27cm" svg:y1="13.097cm" svg:x2="19.279cm" svg:y2="15.773cm">
            <text:p/>
          </draw:line>
          <draw:line draw:style-name="gr21" draw:text-style-name="P21" draw:layer="layout" svg:x1="19.706cm" svg:y1="13.098cm" svg:x2="19.715cm" svg:y2="15.774cm">
            <text:p/>
          </draw:line>
        </draw:g>
        <draw:g>
          <draw:custom-shape draw:style-name="gr20" draw:text-style-name="P20" draw:layer="layout" svg:width="5.259cm" svg:height="2.676cm" svg:x="14.685cm" svg:y="13.3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21" draw:layer="layout" svg:x1="14.685cm" svg:y1="13.778cm" svg:x2="19.944cm" svg:y2="13.778cm">
            <text:p/>
          </draw:line>
          <draw:line draw:style-name="gr21" draw:text-style-name="P21" draw:layer="layout" svg:x1="14.686cm" svg:y1="14.226cm" svg:x2="19.944cm" svg:y2="14.226cm">
            <text:p/>
          </draw:line>
          <draw:line draw:style-name="gr21" draw:text-style-name="P21" draw:layer="layout" svg:x1="14.687cm" svg:y1="14.659cm" svg:x2="19.945cm" svg:y2="14.659cm">
            <text:p/>
          </draw:line>
          <draw:line draw:style-name="gr21" draw:text-style-name="P21" draw:layer="layout" svg:x1="14.688cm" svg:y1="15.077cm" svg:x2="19.945cm" svg:y2="15.077cm">
            <text:p/>
          </draw:line>
          <draw:line draw:style-name="gr21" draw:text-style-name="P21" draw:layer="layout" svg:x1="14.688cm" svg:y1="15.526cm" svg:x2="19.944cm" svg:y2="15.526cm">
            <text:p/>
          </draw:line>
          <draw:line draw:style-name="gr21" draw:text-style-name="P21" draw:layer="layout" svg:x1="15.138cm" svg:y1="13.316cm" svg:x2="15.147cm" svg:y2="15.992cm">
            <text:p/>
          </draw:line>
          <draw:line draw:style-name="gr21" draw:text-style-name="P21" draw:layer="layout" svg:x1="15.574cm" svg:y1="13.317cm" svg:x2="15.583cm" svg:y2="15.993cm">
            <text:p/>
          </draw:line>
          <draw:line draw:style-name="gr21" draw:text-style-name="P21" draw:layer="layout" svg:x1="16.01cm" svg:y1="13.318cm" svg:x2="16.019cm" svg:y2="15.994cm">
            <text:p/>
          </draw:line>
          <draw:line draw:style-name="gr21" draw:text-style-name="P21" draw:layer="layout" svg:x1="16.446cm" svg:y1="13.319cm" svg:x2="16.455cm" svg:y2="15.995cm">
            <text:p/>
          </draw:line>
          <draw:line draw:style-name="gr21" draw:text-style-name="P21" draw:layer="layout" svg:x1="16.882cm" svg:y1="13.319cm" svg:x2="16.891cm" svg:y2="15.995cm">
            <text:p/>
          </draw:line>
          <draw:line draw:style-name="gr21" draw:text-style-name="P21" draw:layer="layout" svg:x1="17.317cm" svg:y1="13.32cm" svg:x2="17.326cm" svg:y2="15.996cm">
            <text:p/>
          </draw:line>
          <draw:line draw:style-name="gr21" draw:text-style-name="P21" draw:layer="layout" svg:x1="17.753cm" svg:y1="13.321cm" svg:x2="17.762cm" svg:y2="15.997cm">
            <text:p/>
          </draw:line>
          <draw:line draw:style-name="gr21" draw:text-style-name="P21" draw:layer="layout" svg:x1="18.189cm" svg:y1="13.321cm" svg:x2="18.198cm" svg:y2="15.997cm">
            <text:p/>
          </draw:line>
          <draw:line draw:style-name="gr21" draw:text-style-name="P21" draw:layer="layout" svg:x1="18.625cm" svg:y1="13.322cm" svg:x2="18.634cm" svg:y2="15.998cm">
            <text:p/>
          </draw:line>
          <draw:line draw:style-name="gr21" draw:text-style-name="P21" draw:layer="layout" svg:x1="19.061cm" svg:y1="13.323cm" svg:x2="19.07cm" svg:y2="15.999cm">
            <text:p/>
          </draw:line>
          <draw:line draw:style-name="gr21" draw:text-style-name="P21" draw:layer="layout" svg:x1="19.497cm" svg:y1="13.324cm" svg:x2="19.506cm" svg:y2="16cm">
            <text:p/>
          </draw:line>
          <draw:line draw:style-name="gr21" draw:text-style-name="P21" draw:layer="layout" svg:x1="19.933cm" svg:y1="13.324cm" svg:x2="19.942cm" svg:y2="16cm">
            <text:p/>
          </draw:line>
        </draw:g>
        <draw:frame draw:style-name="gr34" draw:text-style-name="P13" draw:layer="layout" svg:width="4.857cm" svg:height="1.243cm" svg:x="15.407cm" svg:y="12.02cm">
          <draw:text-box>
            <text:p><text:span text:style-name="T1">Energy Maps</text:span></text:p>
          </draw:text-box>
        </draw:frame>
        <draw:line draw:style-name="gr14" draw:text-style-name="P14" draw:layer="layout" svg:x1="15.136cm" svg:y1="16.676cm" svg:x2="20.377cm" svg:y2="16.676cm">
          <text:p/>
        </draw:line>
        <draw:line draw:style-name="gr14" draw:text-style-name="P14" draw:layer="layout" svg:x1="20.642cm" svg:y1="13.824cm" svg:x2="20.642cm" svg:y2="16.448cm">
          <text:p/>
        </draw:line>
        <draw:frame draw:style-name="gr15" draw:text-style-name="P15" draw:layer="layout" svg:width="2.702cm" svg:height="0.911cm" svg:x="17.366cm" svg:y="16.545cm">
          <draw:text-box>
            <text:p><text:span text:style-name="T2">w</text:span></text:p>
          </draw:text-box>
        </draw:frame>
        <draw:g>
          <draw:custom-shape draw:style-name="gr22" draw:text-style-name="P22" draw:layer="layout" svg:width="5.259cm" svg:height="2.676cm" svg:x="14.885cm" svg:y="13.5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23" draw:layer="layout" svg:x1="14.885cm" svg:y1="14.028cm" svg:x2="20.144cm" svg:y2="14.028cm">
            <text:p/>
          </draw:line>
          <draw:line draw:style-name="gr23" draw:text-style-name="P23" draw:layer="layout" svg:x1="14.886cm" svg:y1="14.476cm" svg:x2="20.144cm" svg:y2="14.476cm">
            <text:p/>
          </draw:line>
          <draw:line draw:style-name="gr23" draw:text-style-name="P23" draw:layer="layout" svg:x1="14.887cm" svg:y1="14.909cm" svg:x2="20.145cm" svg:y2="14.909cm">
            <text:p/>
          </draw:line>
          <draw:line draw:style-name="gr23" draw:text-style-name="P23" draw:layer="layout" svg:x1="14.888cm" svg:y1="15.327cm" svg:x2="20.145cm" svg:y2="15.327cm">
            <text:p/>
          </draw:line>
          <draw:line draw:style-name="gr23" draw:text-style-name="P23" draw:layer="layout" svg:x1="14.888cm" svg:y1="15.776cm" svg:x2="20.144cm" svg:y2="15.776cm">
            <text:p/>
          </draw:line>
          <draw:line draw:style-name="gr23" draw:text-style-name="P23" draw:layer="layout" svg:x1="15.338cm" svg:y1="13.566cm" svg:x2="15.347cm" svg:y2="16.242cm">
            <text:p/>
          </draw:line>
          <draw:line draw:style-name="gr23" draw:text-style-name="P23" draw:layer="layout" svg:x1="15.774cm" svg:y1="13.567cm" svg:x2="15.783cm" svg:y2="16.243cm">
            <text:p/>
          </draw:line>
          <draw:line draw:style-name="gr23" draw:text-style-name="P23" draw:layer="layout" svg:x1="16.21cm" svg:y1="13.568cm" svg:x2="16.219cm" svg:y2="16.244cm">
            <text:p/>
          </draw:line>
          <draw:line draw:style-name="gr23" draw:text-style-name="P23" draw:layer="layout" svg:x1="16.646cm" svg:y1="13.569cm" svg:x2="16.655cm" svg:y2="16.245cm">
            <text:p/>
          </draw:line>
          <draw:line draw:style-name="gr23" draw:text-style-name="P23" draw:layer="layout" svg:x1="17.082cm" svg:y1="13.569cm" svg:x2="17.091cm" svg:y2="16.245cm">
            <text:p/>
          </draw:line>
          <draw:line draw:style-name="gr23" draw:text-style-name="P23" draw:layer="layout" svg:x1="17.517cm" svg:y1="13.57cm" svg:x2="17.526cm" svg:y2="16.246cm">
            <text:p/>
          </draw:line>
          <draw:line draw:style-name="gr23" draw:text-style-name="P23" draw:layer="layout" svg:x1="17.953cm" svg:y1="13.571cm" svg:x2="17.962cm" svg:y2="16.247cm">
            <text:p/>
          </draw:line>
          <draw:line draw:style-name="gr23" draw:text-style-name="P23" draw:layer="layout" svg:x1="18.389cm" svg:y1="13.571cm" svg:x2="18.398cm" svg:y2="16.247cm">
            <text:p/>
          </draw:line>
          <draw:line draw:style-name="gr23" draw:text-style-name="P23" draw:layer="layout" svg:x1="18.825cm" svg:y1="13.572cm" svg:x2="18.834cm" svg:y2="16.248cm">
            <text:p/>
          </draw:line>
          <draw:line draw:style-name="gr23" draw:text-style-name="P23" draw:layer="layout" svg:x1="19.261cm" svg:y1="13.573cm" svg:x2="19.27cm" svg:y2="16.249cm">
            <text:p/>
          </draw:line>
          <draw:line draw:style-name="gr23" draw:text-style-name="P23" draw:layer="layout" svg:x1="19.697cm" svg:y1="13.574cm" svg:x2="19.706cm" svg:y2="16.25cm">
            <text:p/>
          </draw:line>
          <draw:line draw:style-name="gr23" draw:text-style-name="P23" draw:layer="layout" svg:x1="20.133cm" svg:y1="13.574cm" svg:x2="20.142cm" svg:y2="16.25cm">
            <text:p/>
          </draw:line>
        </draw:g>
        <draw:g>
          <draw:custom-shape draw:style-name="gr24" draw:text-style-name="P24" draw:layer="layout" svg:width="5.259cm" svg:height="2.676cm" svg:x="15.11cm" svg:y="13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25" draw:layer="layout" svg:x1="15.11cm" svg:y1="14.228cm" svg:x2="20.369cm" svg:y2="14.228cm">
            <text:p/>
          </draw:line>
          <draw:line draw:style-name="gr25" draw:text-style-name="P25" draw:layer="layout" svg:x1="15.111cm" svg:y1="14.676cm" svg:x2="20.369cm" svg:y2="14.676cm">
            <text:p/>
          </draw:line>
          <draw:line draw:style-name="gr25" draw:text-style-name="P25" draw:layer="layout" svg:x1="15.112cm" svg:y1="15.109cm" svg:x2="20.37cm" svg:y2="15.109cm">
            <text:p/>
          </draw:line>
          <draw:line draw:style-name="gr25" draw:text-style-name="P25" draw:layer="layout" svg:x1="15.113cm" svg:y1="15.527cm" svg:x2="20.37cm" svg:y2="15.527cm">
            <text:p/>
          </draw:line>
          <draw:line draw:style-name="gr25" draw:text-style-name="P25" draw:layer="layout" svg:x1="15.113cm" svg:y1="15.976cm" svg:x2="20.369cm" svg:y2="15.976cm">
            <text:p/>
          </draw:line>
          <draw:line draw:style-name="gr25" draw:text-style-name="P25" draw:layer="layout" svg:x1="15.563cm" svg:y1="13.766cm" svg:x2="15.572cm" svg:y2="16.442cm">
            <text:p/>
          </draw:line>
          <draw:line draw:style-name="gr25" draw:text-style-name="P25" draw:layer="layout" svg:x1="15.999cm" svg:y1="13.767cm" svg:x2="16.008cm" svg:y2="16.443cm">
            <text:p/>
          </draw:line>
          <draw:line draw:style-name="gr25" draw:text-style-name="P25" draw:layer="layout" svg:x1="16.435cm" svg:y1="13.768cm" svg:x2="16.444cm" svg:y2="16.444cm">
            <text:p/>
          </draw:line>
          <draw:line draw:style-name="gr25" draw:text-style-name="P25" draw:layer="layout" svg:x1="16.871cm" svg:y1="13.769cm" svg:x2="16.88cm" svg:y2="16.445cm">
            <text:p/>
          </draw:line>
          <draw:line draw:style-name="gr25" draw:text-style-name="P25" draw:layer="layout" svg:x1="17.307cm" svg:y1="13.769cm" svg:x2="17.316cm" svg:y2="16.445cm">
            <text:p/>
          </draw:line>
          <draw:line draw:style-name="gr25" draw:text-style-name="P25" draw:layer="layout" svg:x1="17.742cm" svg:y1="13.77cm" svg:x2="17.751cm" svg:y2="16.446cm">
            <text:p/>
          </draw:line>
          <draw:line draw:style-name="gr25" draw:text-style-name="P25" draw:layer="layout" svg:x1="18.178cm" svg:y1="13.771cm" svg:x2="18.187cm" svg:y2="16.447cm">
            <text:p/>
          </draw:line>
          <draw:line draw:style-name="gr25" draw:text-style-name="P25" draw:layer="layout" svg:x1="18.614cm" svg:y1="13.771cm" svg:x2="18.623cm" svg:y2="16.447cm">
            <text:p/>
          </draw:line>
          <draw:line draw:style-name="gr25" draw:text-style-name="P25" draw:layer="layout" svg:x1="19.05cm" svg:y1="13.772cm" svg:x2="19.059cm" svg:y2="16.448cm">
            <text:p/>
          </draw:line>
          <draw:line draw:style-name="gr25" draw:text-style-name="P25" draw:layer="layout" svg:x1="19.486cm" svg:y1="13.773cm" svg:x2="19.495cm" svg:y2="16.449cm">
            <text:p/>
          </draw:line>
          <draw:line draw:style-name="gr25" draw:text-style-name="P25" draw:layer="layout" svg:x1="19.922cm" svg:y1="13.774cm" svg:x2="19.931cm" svg:y2="16.45cm">
            <text:p/>
          </draw:line>
          <draw:line draw:style-name="gr25" draw:text-style-name="P25" draw:layer="layout" svg:x1="20.358cm" svg:y1="13.774cm" svg:x2="20.367cm" svg:y2="16.45cm">
            <text:p/>
          </draw:line>
        </draw:g>
        <draw:line draw:style-name="gr14" draw:text-style-name="P14" draw:layer="layout" svg:x1="14.137cm" svg:y1="15.66cm" svg:x2="14.937cm" svg:y2="16.623cm">
          <text:p/>
        </draw:line>
        <draw:frame draw:style-name="gr26" draw:text-style-name="P15" draw:layer="layout" svg:width="0.717cm" svg:height="0.644cm" svg:x="13.966cm" svg:y="15.979cm">
          <draw:text-box>
            <text:p><text:span text:style-name="T2">n</text:span></text:p>
          </draw:text-box>
        </draw:frame>
        <draw:frame draw:style-name="gr15" draw:text-style-name="P15" draw:layer="layout" svg:width="0.834cm" svg:height="0.911cm" svg:x="13.127cm" svg:y="14.708cm">
          <draw:text-box>
            <text:p><text:span text:style-name="T2">h</text:span></text:p>
          </draw:text-box>
        </draw:frame>
        <draw:frame draw:style-name="gr15" draw:text-style-name="P15" draw:layer="layout" svg:width="0.834cm" svg:height="0.911cm" svg:x="20.545cm" svg:y="14.873cm">
          <draw:text-box>
            <text:p><text:span text:style-name="T2">h</text:span></text:p>
          </draw:text-box>
        </draw:frame>
        <draw:line draw:style-name="gr39" draw:text-style-name="P14" draw:layer="layout" svg:x1="3.81cm" svg:y1="4.98cm" svg:x2="7.239cm" svg:y2="7.139cm">
          <text:p/>
        </draw:line>
        <draw:line draw:style-name="gr39" draw:text-style-name="P14" draw:layer="layout" svg:x1="10.384cm" svg:y1="4.954cm" svg:x2="10.414cm" svg:y2="7.139cm">
          <text:p/>
        </draw:line>
        <draw:line draw:style-name="gr39" draw:text-style-name="P14" draw:layer="layout" svg:x1="17.673cm" svg:y1="5.228cm" svg:x2="17.673cm" svg:y2="7.112cm">
          <text:p/>
        </draw:line>
        <draw:line draw:style-name="gr40" draw:text-style-name="P14" draw:layer="layout" svg:x1="24.212cm" svg:y1="4.954cm" svg:x2="20.783cm" svg:y2="7.113cm">
          <text:p/>
        </draw:line>
        <draw:line draw:style-name="gr39" draw:text-style-name="P14" draw:layer="layout" svg:x1="17.674cm" svg:y1="10.002cm" svg:x2="17.674cm" svg:y2="11.886cm">
          <text:p/>
        </draw:line>
        <draw:line draw:style-name="gr39" draw:text-style-name="P14" draw:layer="layout" svg:x1="10.375cm" svg:y1="9.976cm" svg:x2="10.375cm" svg:y2="11.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start-width="0.102cm" draw:marker-end-width="0.102cm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7.0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0:34:32.383343797</meta:creation-date>
    <dc:date>2019-03-25T12:58:21.157130394</dc:date>
    <meta:editing-duration>PT24M15S</meta:editing-duration>
    <meta:editing-cycles>3</meta:editing-cycles>
    <meta:generator>LibreOffice/6.2.1.2$Linux_X86_64 LibreOffice_project/20$Build-2</meta:generator>
    <meta:document-statistic meta:object-count="461"/>
  </office:meta>
</office:document-meta>
</file>